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5000000356FB0E17A93DC6CB2.png" manifest:media-type="image/png"/>
  <manifest:file-entry manifest:full-path="Pictures/100000010000004C00000036DC4FAA073003C74D.png" manifest:media-type="image/png"/>
  <manifest:file-entry manifest:full-path="Pictures/100000010000001D00000022232D7DB9D6160FB7.png" manifest:media-type="image/png"/>
  <manifest:file-entry manifest:full-path="Pictures/100000010000004C000000378D5F21DBF12E6C0D.png" manifest:media-type="image/png"/>
  <manifest:file-entry manifest:full-path="Pictures/100000010000001D0000002370DC97D394E309E8.png" manifest:media-type="image/png"/>
  <manifest:file-entry manifest:full-path="Pictures/100000010000004C00000037FD0A66D09D7220D7.png" manifest:media-type="image/png"/>
  <manifest:file-entry manifest:full-path="Pictures/1000000100000034000000352556ECC6CFDD2992.png" manifest:media-type="image/png"/>
  <manifest:file-entry manifest:full-path="Pictures/100000010000004C000000374CC394DF35C25DD6.png" manifest:media-type="image/png"/>
  <manifest:file-entry manifest:full-path="Pictures/100000010000003500000034603FAA9E8E2BEDD5.png" manifest:media-type="image/png"/>
  <manifest:file-entry manifest:full-path="Pictures/100000010000003400000034DE5B017214BF878A.png" manifest:media-type="image/png"/>
  <manifest:file-entry manifest:full-path="Pictures/100000010000004C000000371A4956B61601657F.png" manifest:media-type="image/png"/>
  <manifest:file-entry manifest:full-path="Pictures/100000010000001E000000227D87303D825CCC01.png" manifest:media-type="image/png"/>
  <manifest:file-entry manifest:full-path="Pictures/100000010000001E0000002399E48C4E646B5D62.png" manifest:media-type="image/png"/>
  <manifest:file-entry manifest:full-path="Pictures/100000010000001E000000220ACD0E15E17C47A8.png" manifest:media-type="image/png"/>
  <manifest:file-entry manifest:full-path="Pictures/100000010000001E00000023E7D5770A55B26E45.png" manifest:media-type="image/png"/>
  <manifest:file-entry manifest:full-path="Pictures/100000010000004C000000379C4EC951306DCDAC.png" manifest:media-type="image/png"/>
  <manifest:file-entry manifest:full-path="Pictures/1000000100000035000000357159851AD73F6659.png" manifest:media-type="image/png"/>
  <manifest:file-entry manifest:full-path="Pictures/100000010000004C000000377C1AF62A83FFC39B.png" manifest:media-type="image/png"/>
  <manifest:file-entry manifest:full-path="Pictures/100000010000003400000034CFD26389307C7205.png" manifest:media-type="image/png"/>
  <manifest:file-entry manifest:full-path="Pictures/1000000100000034000000358DDD10EE3276A626.png" manifest:media-type="image/png"/>
  <manifest:file-entry manifest:full-path="Pictures/100000010000001E00000022E1E4C3A38F45BB34.png" manifest:media-type="image/png"/>
  <manifest:file-entry manifest:full-path="Pictures/100000010000001E00000022DE930A84A1C4890C.png" manifest:media-type="image/png"/>
  <manifest:file-entry manifest:full-path="Pictures/100000010000004C00000037550B15592C043358.png" manifest:media-type="image/png"/>
  <manifest:file-entry manifest:full-path="Pictures/100000010000001E000000229B404022C5472272.png" manifest:media-type="image/png"/>
  <manifest:file-entry manifest:full-path="Pictures/100000010000001E00000022A1331574AACE11E1.png" manifest:media-type="image/png"/>
  <manifest:file-entry manifest:full-path="Pictures/100000010000004C00000037A31FE3CFC418AF28.png" manifest:media-type="image/png"/>
  <manifest:file-entry manifest:full-path="Pictures/100000010000004C00000037D864292C993A2C7E.png" manifest:media-type="image/png"/>
  <manifest:file-entry manifest:full-path="Pictures/100000010000001E00000022BFB0D5B6B5479492.png" manifest:media-type="image/png"/>
  <manifest:file-entry manifest:full-path="Pictures/100000010000001E0000002207FA678837D84CDB.png" manifest:media-type="image/png"/>
  <manifest:file-entry manifest:full-path="Pictures/100000010000001E0000002206AA6CD762C4E13D.png" manifest:media-type="image/png"/>
  <manifest:file-entry manifest:full-path="Pictures/100000010000004C00000037053B2F21B1D6175F.png" manifest:media-type="image/png"/>
  <manifest:file-entry manifest:full-path="Pictures/100000010000001D00000023B5FB7769023BE572.png" manifest:media-type="image/png"/>
  <manifest:file-entry manifest:full-path="Pictures/100000010000001E000000236928F46F4E9361E1.png" manifest:media-type="image/png"/>
  <manifest:file-entry manifest:full-path="Pictures/100000010000001D00000022BE4D53B2F1A2B184.png" manifest:media-type="image/png"/>
  <manifest:file-entry manifest:full-path="Pictures/100000010000004C00000037D94122B13EC9FE41.png" manifest:media-type="image/png"/>
  <manifest:file-entry manifest:full-path="Pictures/100000010000001D00000022D770C4476139A509.png" manifest:media-type="image/png"/>
  <manifest:file-entry manifest:full-path="Pictures/100000010000001E000000237154DA2FE299B8CF.png" manifest:media-type="image/png"/>
  <manifest:file-entry manifest:full-path="Pictures/100000010000001D00000022E0A945C801EB5897.png" manifest:media-type="image/png"/>
  <manifest:file-entry manifest:full-path="Pictures/100000010000001D00000023437964513ECF1768.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libri1" svg:font-family="Calibri" style:font-family-generic="swiss"/>
    <style:font-face style:name="Century Gothic" svg:font-family="'Century Gothic'"/>
    <style:font-face style:name="Century Gothic1" svg:font-family="'Century Gothic'"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ce style:name="Trebuchet MS" svg:font-family="'Trebuchet MS'"/>
    <style:font-face style:name="Trebuchet MS1" svg:font-family="'Trebuchet MS'" style:font-family-generic="swiss"/>
  </office:font-face-decls>
  <office:automatic-styles>
    <style:style style:name="co1" style:family="table-column">
      <style:table-column-properties fo:break-before="auto" style:column-width="1.3244in"/>
    </style:style>
    <style:style style:name="co2" style:family="table-column">
      <style:table-column-properties fo:break-before="auto" style:column-width="3.4799in"/>
    </style:style>
    <style:style style:name="co3" style:family="table-column">
      <style:table-column-properties fo:break-before="auto" style:column-width="4.2189in"/>
    </style:style>
    <style:style style:name="co4" style:family="table-column">
      <style:table-column-properties fo:break-before="auto" style:column-width="0.5957in"/>
    </style:style>
    <style:style style:name="ro1" style:family="table-row">
      <style:table-row-properties style:row-height="0.5937in" fo:break-before="auto" style:use-optimal-row-height="false"/>
    </style:style>
    <style:style style:name="ro2" style:family="table-row">
      <style:table-row-properties style:row-height="0.448in" fo:break-before="auto" style:use-optimal-row-height="false"/>
    </style:style>
    <style:style style:name="ro3" style:family="table-row">
      <style:table-row-properties style:row-height="0.4583in" fo:break-before="auto" style:use-optimal-row-height="false"/>
    </style:style>
    <style:style style:name="ro4" style:family="table-row">
      <style:table-row-properties style:row-height="0.1874in" fo:break-before="auto" style:use-optimal-row-height="false"/>
    </style:style>
    <style:style style:name="ro5" style:family="table-row">
      <style:table-row-properties style:row-height="0.6043in" fo:break-before="auto" style:use-optimal-row-height="false"/>
    </style:style>
    <style:style style:name="ro6" style:family="table-row">
      <style:table-row-properties style:row-height="0.2083in" fo:break-before="auto" style:use-optimal-row-height="true"/>
    </style:style>
    <style:style style:name="ro7" style:family="table-row">
      <style:table-row-properties style:row-height="0.7398in" fo:break-before="auto" style:use-optimal-row-height="false"/>
    </style:style>
    <style:style style:name="ta1" style:family="table" style:master-page-name="PageStyle_5f_Table_20_1">
      <style:table-properties table:display="true" style:writing-mode="lr-tb"/>
    </style:style>
    <style:style style:name="ta2" style:family="table" style:master-page-name="PageStyle_5f_Table_20_2">
      <style:table-properties table:display="true" style:writing-mode="lr-tb"/>
    </style:style>
    <style:style style:name="ce1" style:family="table-cell" style:parent-style-name="Default">
      <style:table-cell-properties fo:border-bottom="0.74pt solid #0b0f18"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none" style:vertical-align="top" loext:vertical-justify="auto"/>
      <style:paragraph-properties fo:text-align="start" css3t:text-justify="auto" fo:margin-left="0.2075in" style:writing-mode="page"/>
    </style:style>
    <style:style style:name="ce2" style:family="table-cell" style:parent-style-name="Default">
      <style:table-cell-properties fo:border-bottom="none"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none" style:vertical-align="top" loext:vertical-justify="auto"/>
      <style:paragraph-properties fo:text-align="start" css3t:text-justify="auto" fo:margin-left="0.2075in" style:writing-mode="page"/>
    </style:style>
    <style:style style:name="ce3" style:family="table-cell" style:parent-style-name="Default">
      <style:table-cell-properties fo:border-bottom="none"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0.74pt solid #0b0f18" style:vertical-align="middle" loext:vertical-justify="auto"/>
      <style:paragraph-properties fo:text-align="start" css3t:text-justify="auto" fo:margin-left="0.2075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none" style:vertical-align="middle" loext:vertical-justify="auto"/>
      <style:paragraph-properties fo:text-align="start" css3t:text-justify="auto" fo:margin-left="0.2075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5" style:family="table-cell" style:parent-style-name="Default">
      <style:table-cell-properties fo:background-color="#0b0f18"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Century Gothic" fo:font-size="8.5pt" fo:font-style="normal" fo:text-shadow="none" style:text-underline-style="none" fo:font-weight="bold" style:font-size-asian="8.5pt" style:font-style-asian="normal" style:font-weight-asian="bold" style:font-name-complex="Century Gothic" style:font-size-complex="8.5pt" style:font-style-complex="normal" style:font-weight-complex="bold"/>
    </style:style>
    <style:style style:name="ce6" style:family="table-cell" style:parent-style-name="Default">
      <style:table-cell-properties fo:border-bottom="0.74pt solid #0b0f18"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none" style:vertical-align="top" loext:vertical-justify="auto"/>
      <style:paragraph-properties fo:text-align="start" css3t:text-justify="auto" fo:margin-left="0.2075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7" style:family="table-cell" style:parent-style-name="Default">
      <style:table-cell-properties fo:border-bottom="none"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none" style:vertical-align="top" loext:vertical-justify="auto"/>
      <style:paragraph-properties fo:text-align="start" css3t:text-justify="auto" fo:margin-left="0.2075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8" style:family="table-cell" style:parent-style-name="Default">
      <style:table-cell-properties fo:border-bottom="0.74pt solid #0b0f18"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0.74pt solid #0b0f18" style:vertical-align="middle" loext:vertical-justify="auto"/>
      <style:paragraph-properties fo:text-align="start" css3t:text-justify="auto" fo:margin-left="0.3118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9" style:family="table-cell" style:parent-style-name="Default">
      <style:table-cell-properties fo:border-bottom="none"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none" style:vertical-align="middle" loext:vertical-justify="auto"/>
      <style:paragraph-properties fo:text-align="start" css3t:text-justify="auto" fo:margin-left="0.3118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10" style:family="table-cell" style:parent-style-name="Default">
      <style:table-cell-properties fo:border-bottom="0.74pt solid #0b0f18"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none" style:vertical-align="middle" loext:vertical-justify="auto"/>
      <style:paragraph-properties fo:text-align="start" css3t:text-justify="auto" fo:margin-left="0.3118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11" style:family="table-cell" style:parent-style-name="Default">
      <style:table-cell-properties fo:border-bottom="0.74pt solid #0b0f18"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0.74pt solid #0b0f18" style:vertical-align="middle" loext:vertical-justify="auto"/>
      <style:paragraph-properties fo:text-align="start" css3t:text-justify="auto" fo:margin-left="0.2075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12" style:family="table-cell" style:parent-style-name="Default">
      <style:table-cell-properties fo:border-bottom="0.74pt solid #0b0f18"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none" style:vertical-align="middle" loext:vertical-justify="auto"/>
      <style:paragraph-properties fo:text-align="start" css3t:text-justify="auto" fo:margin-left="0.2075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13" style:family="table-cell" style:parent-style-name="Default">
      <style:table-cell-properties fo:border-bottom="0.74pt solid #0b0f18"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0.74pt solid #0b0f18" style:vertical-align="top" loext:vertical-justify="auto"/>
      <style:paragraph-properties fo:text-align="start" css3t:text-justify="auto" fo:margin-left="0.2075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14" style:family="table-cell" style:parent-style-name="Default">
      <style:table-cell-properties fo:background-color="#cfde4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15" style:family="table-cell" style:parent-style-name="Default">
      <style:table-cell-properties fo:background-color="#f7f6c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16" style:family="table-cell" style:parent-style-name="Default">
      <style:table-cell-properties fo:background-color="#cfde4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17" style:family="table-cell" style:parent-style-name="Default">
      <style:table-cell-properties fo:border-bottom="0.74pt solid #0b0f18" fo:background-color="#f7f6c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18" style:family="table-cell" style:parent-style-name="Default">
      <style:table-cell-properties fo:border-bottom="none" fo:background-color="#d3519e" style:diagonal-bl-tr="none" style:diagonal-tl-br="none" style:text-align-source="fix" style:repeat-content="false" fo:wrap-option="wrap" fo:border-left="none" style:direction="ltr" fo:border-right="none" style:rotation-angle="0" style:rotation-align="none" style:shrink-to-fit="false" fo:border-top="0.74pt solid #0b0f18"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19" style:family="table-cell" style:parent-style-name="Default">
      <style:table-cell-properties fo:background-color="#f7d7e7"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20" style:family="table-cell" style:parent-style-name="Default">
      <style:table-cell-properties fo:background-color="#d3519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21" style:family="table-cell" style:parent-style-name="Default">
      <style:table-cell-properties fo:background-color="#ac81b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22" style:family="table-cell" style:parent-style-name="Default">
      <style:table-cell-properties fo:background-color="#f1dfed"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23" style:family="table-cell" style:parent-style-name="Default">
      <style:table-cell-properties fo:border-bottom="0.74pt solid #0b0f18" fo:background-color="#ac81b9"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24" style:family="table-cell" style:parent-style-name="Default">
      <style:table-cell-properties fo:border-bottom="none" fo:background-color="#61c2a3" style:diagonal-bl-tr="none" style:diagonal-tl-br="none" style:text-align-source="fix" style:repeat-content="false" fo:wrap-option="wrap" fo:border-left="none" style:direction="ltr" fo:border-right="none" style:rotation-angle="0" style:rotation-align="none" style:shrink-to-fit="false" fo:border-top="0.74pt solid #0b0f18"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25" style:family="table-cell" style:parent-style-name="Default">
      <style:table-cell-properties fo:background-color="#e0f1e6"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26" style:family="table-cell" style:parent-style-name="Default">
      <style:table-cell-properties fo:border-bottom="0.74pt solid #0b0f18" fo:background-color="#61c2a3"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27" style:family="table-cell" style:parent-style-name="Default">
      <style:table-cell-properties fo:border-bottom="none" fo:background-color="#f36f21" style:diagonal-bl-tr="none" style:diagonal-tl-br="none" style:text-align-source="fix" style:repeat-content="false" fo:wrap-option="wrap" fo:border-left="none" style:direction="ltr" fo:border-right="none" style:rotation-angle="0" style:rotation-align="none" style:shrink-to-fit="false" fo:border-top="0.74pt solid #0b0f18"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28" style:family="table-cell" style:parent-style-name="Default">
      <style:table-cell-properties fo:background-color="#fee1c3"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29" style:family="table-cell" style:parent-style-name="Default">
      <style:table-cell-properties fo:border-bottom="0.74pt solid #0b0f18" fo:background-color="#f36f2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30" style:family="table-cell" style:parent-style-name="Default">
      <style:table-cell-properties fo:border-bottom="none" fo:background-color="#cfde4e" style:diagonal-bl-tr="none" style:diagonal-tl-br="none" style:text-align-source="fix" style:repeat-content="false" fo:wrap-option="wrap" fo:border-left="none" style:direction="ltr" fo:border-right="none" style:rotation-angle="0" style:rotation-align="none" style:shrink-to-fit="false" fo:border-top="0.74pt solid #0b0f18" style:vertical-align="top"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31" style:family="table-cell" style:parent-style-name="Default">
      <style:table-cell-properties fo:border-bottom="none" fo:background-color="#cfde4e"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32" style:family="table-cell" style:parent-style-name="Default">
      <style:table-cell-properties fo:border-bottom="none" fo:background-color="#f7f6c7"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33" style:family="table-cell" style:parent-style-name="Default">
      <style:table-cell-properties fo:border-bottom="0.74pt solid #0b0f18" fo:background-color="#f7f6c7"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34" style:family="table-cell" style:parent-style-name="Default">
      <style:table-cell-properties fo:border-bottom="none" fo:background-color="#d3519e" style:diagonal-bl-tr="none" style:diagonal-tl-br="none" style:text-align-source="fix" style:repeat-content="false" fo:wrap-option="wrap" fo:border-left="none" style:direction="ltr" fo:border-right="0.74pt solid #0b0f18" style:rotation-angle="0" style:rotation-align="none" style:shrink-to-fit="false" fo:border-top="0.74pt solid #0b0f18"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35" style:family="table-cell" style:parent-style-name="Default">
      <style:table-cell-properties fo:border-bottom="none" fo:background-color="#f7d7e7"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36" style:family="table-cell" style:parent-style-name="Default">
      <style:table-cell-properties fo:border-bottom="none" fo:background-color="#d3519e"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37" style:family="table-cell" style:parent-style-name="Default">
      <style:table-cell-properties fo:border-bottom="none" fo:background-color="#ac81b9"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38" style:family="table-cell" style:parent-style-name="Default">
      <style:table-cell-properties fo:border-bottom="none" fo:background-color="#f1dfed"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39" style:family="table-cell" style:parent-style-name="Default">
      <style:table-cell-properties fo:border-bottom="0.74pt solid #0b0f18" fo:background-color="#ac81b9"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40" style:family="table-cell" style:parent-style-name="Default">
      <style:table-cell-properties fo:border-bottom="none" fo:background-color="#61c2a3" style:diagonal-bl-tr="none" style:diagonal-tl-br="none" style:text-align-source="fix" style:repeat-content="false" fo:wrap-option="wrap" fo:border-left="none" style:direction="ltr" fo:border-right="0.74pt solid #0b0f18" style:rotation-angle="0" style:rotation-align="none" style:shrink-to-fit="false" fo:border-top="0.74pt solid #0b0f18"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41" style:family="table-cell" style:parent-style-name="Default">
      <style:table-cell-properties fo:border-bottom="none" fo:background-color="#e0f1e6"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42" style:family="table-cell" style:parent-style-name="Default">
      <style:table-cell-properties fo:border-bottom="0.74pt solid #0b0f18" fo:background-color="#61c2a3"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43" style:family="table-cell" style:parent-style-name="Default">
      <style:table-cell-properties fo:border-bottom="none" fo:background-color="#f36f21" style:diagonal-bl-tr="none" style:diagonal-tl-br="none" style:text-align-source="fix" style:repeat-content="false" fo:wrap-option="wrap" fo:border-left="none" style:direction="ltr" fo:border-right="0.74pt solid #0b0f18" style:rotation-angle="0" style:rotation-align="none" style:shrink-to-fit="false" fo:border-top="0.74pt solid #0b0f18"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44" style:family="table-cell" style:parent-style-name="Default">
      <style:table-cell-properties fo:border-bottom="none" fo:background-color="#fee1c3"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45" style:family="table-cell" style:parent-style-name="Default">
      <style:table-cell-properties fo:border-bottom="0.74pt solid #0b0f18" fo:background-color="#f36f21"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46" style:family="table-cell" style:parent-style-name="Default">
      <style:table-cell-properties fo:border-bottom="none" fo:background-color="#cfde4e" style:diagonal-bl-tr="none" style:diagonal-tl-br="none" style:text-align-source="fix" style:repeat-content="false" fo:wrap-option="wrap" fo:border-left="none" style:direction="ltr" fo:border-right="0.74pt solid #0b0f18" style:rotation-angle="0" style:rotation-align="none" style:shrink-to-fit="false" fo:border-top="0.74pt solid #0b0f18"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47" style:family="table-cell" style:parent-style-name="Default">
      <style:table-cell-properties fo:border-bottom="0.74pt solid #0b0f18"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0.74pt solid #0b0f18"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48" style:family="table-cell" style:parent-style-name="Default">
      <style:table-cell-properties fo:border-bottom="none"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none"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49" style:family="table-cell" style:parent-style-name="Default">
      <style:table-cell-properties fo:border-bottom="0.74pt solid #0b0f18" style:diagonal-bl-tr="none" style:diagonal-tl-br="none" style:text-align-source="fix" style:repeat-content="false" fo:background-color="transparent" fo:wrap-option="wrap" fo:border-left="0.74pt solid #0b0f18" style:direction="ltr" fo:border-right="none" style:rotation-angle="0" style:rotation-align="none" style:shrink-to-fit="false" fo:border-top="none" style:vertical-align="top" loext:vertical-justify="auto"/>
      <style:paragraph-properties fo:text-align="start" css3t:text-justify="auto" fo:margin-left="0.1035in" style:writing-mode="page"/>
      <style:text-properties style:use-window-font-color="true" style:text-outline="false" style:text-line-through-style="none" style:text-line-through-type="none" style:font-name="Trebuchet MS" fo:font-size="8.5pt" fo:font-style="normal" fo:text-shadow="none" style:text-underline-style="none" fo:font-weight="bold" style:font-size-asian="8.5pt" style:font-style-asian="normal" style:font-weight-asian="bold" style:font-name-complex="Trebuchet MS" style:font-size-complex="8.5pt" style:font-style-complex="normal" style:font-weight-complex="bold"/>
    </style:style>
    <style:style style:name="ce50" style:family="table-cell" style:parent-style-name="Default">
      <style:table-cell-properties fo:border-bottom="0.74pt solid #0b0f18" fo:background-color="#f7d7e7"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51" style:family="table-cell" style:parent-style-name="Default">
      <style:table-cell-properties fo:background-color="#e0f1e6"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52" style:family="table-cell" style:parent-style-name="Default">
      <style:table-cell-properties fo:border-bottom="none" fo:background-color="#ac81b9" style:diagonal-bl-tr="none" style:diagonal-tl-br="none" style:text-align-source="fix" style:repeat-content="false" fo:wrap-option="wrap" fo:border-left="none" style:direction="ltr" fo:border-right="none" style:rotation-angle="0" style:rotation-align="none" style:shrink-to-fit="false" fo:border-top="0.74pt solid #0b0f18"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53" style:family="table-cell" style:parent-style-name="Default">
      <style:table-cell-properties fo:background-color="#f1dfed"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54" style:family="table-cell" style:parent-style-name="Default">
      <style:table-cell-properties fo:border-bottom="0.74pt solid #0b0f18" fo:background-color="#f1dfed"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1.4547in" style:writing-mode="page"/>
      <style:text-properties style:use-window-font-color="true" style:text-outline="false" style:text-line-through-style="none" style:text-line-through-type="none" style:font-name="Calibri" fo:font-size="8.5pt" fo:font-style="normal" fo:text-shadow="none" style:text-underline-style="none" fo:font-weight="bold" style:font-size-asian="8.5pt" style:font-style-asian="normal" style:font-weight-asian="bold" style:font-size-complex="8.5pt" style:font-style-complex="normal" style:font-weight-complex="bold"/>
    </style:style>
    <style:style style:name="ce55" style:family="table-cell" style:parent-style-name="Default">
      <style:table-cell-properties fo:border-bottom="0.74pt solid #0b0f18" fo:background-color="#f7d7e7"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56" style:family="table-cell" style:parent-style-name="Default">
      <style:table-cell-properties fo:border-bottom="none" fo:background-color="#ac81b9" style:diagonal-bl-tr="none" style:diagonal-tl-br="none" style:text-align-source="fix" style:repeat-content="false" fo:wrap-option="wrap" fo:border-left="none" style:direction="ltr" fo:border-right="0.74pt solid #0b0f18" style:rotation-angle="0" style:rotation-align="none" style:shrink-to-fit="false" fo:border-top="0.74pt solid #0b0f18"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ce57" style:family="table-cell" style:parent-style-name="Default">
      <style:table-cell-properties fo:border-bottom="0.74pt solid #0b0f18" fo:background-color="#f1dfed" style:diagonal-bl-tr="none" style:diagonal-tl-br="none" style:text-align-source="fix" style:repeat-content="false" fo:wrap-option="wrap" fo:border-left="none" style:direction="ltr" fo:border-right="0.74pt solid #0b0f18" style:rotation-angle="0" style:rotation-align="none" style:shrink-to-fit="false" fo:border-top="non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8.5pt" fo:font-style="normal" fo:text-shadow="none" style:text-underline-style="none" fo:font-weight="normal" style:font-size-asian="8.5pt" style:font-style-asian="normal" style:font-weight-asian="normal" style:font-size-complex="8.5pt" style:font-style-complex="normal" style:font-weight-complex="normal"/>
    </style:style>
    <style:style style:name="gr1" style:family="graphic">
      <style:graphic-properties draw:stroke="none" svg:stroke-width="0in" draw:fill="solid" draw:fill-color="#0b0f18" draw:textarea-vertical-align="top" draw:auto-grow-height="false" fo:min-height="0in" fo:min-width="0in" fo:padding-top="0.0492in" fo:padding-bottom="0.0492in" fo:padding-left="0.0984in" fo:padding-right="0.0984in" fo:wrap-option="wrap"/>
      <style:paragraph-properties fo:text-align="start"/>
      <style:text-properties fo:font-size="18pt"/>
    </style:style>
    <style:style style:name="gr2" style:family="graphic">
      <style:graphic-properties draw:stroke="none" svg:stroke-width="0in" draw:fill="none" draw:textarea-vertical-align="top" draw:auto-grow-height="false" draw:fit-to-size="false" style:shrink-to-fit="false" fo:min-height="0in" fo:min-width="0in" fo:padding-top="0in" fo:padding-bottom="0in" fo:padding-left="0in" fo:padding-right="0in" fo:wrap-option="wrap"/>
      <style:paragraph-properties style:writing-mode="lr-tb" fo:margin-top="0in" fo:margin-bottom="0in" fo:line-height="100%" fo:text-align="start"/>
      <style:text-properties fo:font-size="18pt"/>
    </style:style>
    <style:style style:name="gr3" style:family="graphic">
      <style:graphic-properties draw:stroke="none" svg:stroke-width="0in" draw:fill="solid" draw:fill-color="#ffffff" draw:textarea-vertical-align="top" draw:auto-grow-height="false" fo:min-height="0in" fo:min-width="0in" fo:padding-top="0.0492in" fo:padding-bottom="0.0492in" fo:padding-left="0.0984in" fo:padding-right="0.0984in" fo:wrap-option="wrap"/>
      <style:paragraph-properties fo:text-align="start"/>
      <style:text-properties fo:font-size="18pt"/>
    </style:style>
    <style:style style:name="gr4" style:family="graphic">
      <style:graphic-properties draw:stroke="solid" svg:stroke-width="0.028in" svg:stroke-color="#231f20" draw:fill="none" draw:textarea-vertical-align="top" draw:auto-grow-height="false" fo:min-height="0in" fo:min-width="0in" fo:padding-top="0.0492in" fo:padding-bottom="0.0492in" fo:padding-left="0.0984in" fo:padding-right="0.0984in" fo:wrap-option="wrap"/>
      <style:paragraph-properties fo:text-align="start"/>
      <style:text-properties fo:font-size="18pt"/>
    </style:style>
    <style:style style:name="gr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paragraph-properties fo:text-align="start"/>
      <style:text-properties fo:font-size="18pt"/>
    </style:style>
    <style:style style:name="gr6" style:family="graphic">
      <style:graphic-properties draw:stroke="none" svg:stroke-width="0in" draw:fill="solid" draw:fill-color="#231f20" draw:textarea-vertical-align="top" draw:auto-grow-height="false" fo:min-height="0in" fo:min-width="0in" fo:padding-top="0.0492in" fo:padding-bottom="0.0492in" fo:padding-left="0.0984in" fo:padding-right="0.0984in" fo:wrap-option="wrap"/>
      <style:paragraph-properties fo:text-align="start"/>
      <style:text-properties fo:font-size="18pt"/>
    </style:style>
    <style:style style:name="P1" style:family="paragraph">
      <loext:graphic-properties draw:fill="solid" draw:fill-color="#0b0f18"/>
      <style:paragraph-properties fo:text-align="start"/>
      <style:text-properties fo:font-size="18pt"/>
    </style:style>
    <style:style style:name="P2" style:family="paragraph">
      <style:paragraph-properties fo:margin-top="0in" fo:margin-bottom="0in" fo:line-height="100%" fo:text-align="start"/>
    </style:style>
    <style:style style:name="P3" style:family="paragraph">
      <loext:graphic-properties draw:fill="none"/>
      <style:paragraph-properties fo:margin-top="0in" fo:margin-bottom="0in" fo:line-height="100%" fo:text-align="start"/>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solid" draw:fill-color="#231f20"/>
      <style:paragraph-properties fo:text-align="start"/>
      <style:text-properties fo:font-size="18pt"/>
    </style:style>
    <style:style style:name="T1" style:family="text">
      <style:text-properties fo:font-variant="normal" fo:text-transform="none" fo:color="#ffffff" loext:opacity="100%" style:text-line-through-style="none" style:text-line-through-type="none" style:text-position="0% 100%" style:font-name="Century Gothic" fo:font-size="8.5pt" fo:letter-spacing="normal" fo:font-style="normal" style:text-underline-style="none" fo:font-weight="bold" fo:background-color="transparent" style:font-size-asian="8.5pt" style:font-style-asian="normal" style:font-weight-asian="bold" style:font-name-complex="Century Gothic" style:font-size-complex="8.5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Times New Roman" fo:font-size="8.5pt" fo:letter-spacing="0.0028in" fo:font-style="normal" style:text-underline-style="none" fo:font-weight="normal" fo:background-color="transparent" style:font-size-asian="8.5pt" style:font-style-asian="normal" style:font-weight-asian="normal" style:font-name-complex="Times New Roman" style:font-size-complex="8.5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entury Gothic" fo:font-size="8.5pt" fo:letter-spacing="-0.0008in" fo:font-style="normal" style:text-underline-style="none" fo:font-weight="bold" fo:background-color="transparent" style:font-size-asian="8.5pt" style:font-style-asian="normal" style:font-weight-asian="bold" style:font-name-complex="Century Gothic" style:font-size-complex="8.5pt" style:font-style-complex="normal" style:font-weight-complex="bold"/>
    </style:style>
    <style:style style:name="T4" style:family="text">
      <style:text-properties fo:color="#231f20" style:font-name="Trebuchet MS1" fo:font-size="8.5pt" fo:font-weight="bold" style:text-underline-style="none" style:text-underline-color="font-color" style:text-line-through-type="none" fo:font-style="normal" style:text-outline="false" fo:text-shadow="none" style:text-position="0% 100%" style:font-name-complex="Trebuchet MS1" style:font-size-asian="8.5pt" style:font-size-complex="8.5pt" style:font-weight-asian="bold" style:font-weight-complex="bold" style:font-style-asian="normal" style:font-style-complex="normal"/>
    </style:style>
    <style:style style:name="T5" style:family="text">
      <style:text-properties fo:color="#ffffff" style:font-name="Century Gothic1" fo:font-size="8.5pt" fo:font-weight="bold" style:text-underline-style="none" style:text-underline-color="font-color" style:text-line-through-type="none" fo:font-style="normal" style:text-outline="false" fo:text-shadow="none" style:text-position="0% 100%" style:font-name-complex="Century Gothic1" style:font-size-asian="8.5pt" style:font-size-complex="8.5pt" style:font-weight-asian="bold" style:font-weight-complex="bold" style:font-style-asian="normal" style:font-style-complex="normal"/>
    </style:style>
    <style:style style:name="T6" style:family="text">
      <style:text-properties fo:color="#231f20" style:font-name="Calibri1" fo:font-size="8.5pt" fo:font-weight="bold" style:text-underline-style="none" style:text-underline-color="font-color" style:text-line-through-type="none" fo:font-style="normal" style:text-outline="false" fo:text-shadow="none" style:text-position="0% 100%" style:font-size-asian="8.5pt" style:font-size-complex="8.5pt" style:font-weight-asian="bold" style:font-weight-complex="bold" style:font-style-asian="normal" style:font-style-complex="normal"/>
    </style:style>
    <style:style style:name="T7" style:family="text">
      <style:text-properties fo:color="#231f20" style:font-name="Calibri1" fo:font-size="8.5pt" fo:font-weight="normal" style:text-underline-style="none" style:text-underline-color="font-color" style:text-line-through-type="none" fo:font-style="normal" style:text-outline="false" fo:text-shadow="none" style:text-position="0% 100%" style:font-size-asian="8.5pt" style:font-size-complex="8.5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able:number-columns-spanned="1" table:number-rows-spanned="4">
            <text:p><text:span text:style-name="T4">Vision</text:span></text:p>
            <text:p><text:span text:style-name="T4">of Learning</text:span></text:p>
            <draw:g draw:z-index="0" draw:name="Group 2">
              <draw:custom-shape draw:name="Shape 3" draw:style-name="gr1" draw:text-style-name="P1" svg:width="7.787in" svg:height="0.1961in" svg:x="0in" svg:y="0in">
                <text:p/>
                <draw:enhanced-geometry draw:mirror-horizontal="false" draw:mirror-vertical="false" drawooo:sub-view-size="7120890 179705" svg:viewBox="0 0 7120890 179705" draw:type="ooxml-non-primitive" draw:enhanced-path="M 7120763 0 L 0 0 0 179471 7120763 179471 7120763 0 Z N"/>
              </draw:custom-shape>
              <draw:custom-shape draw:name="Textbox 4" draw:style-name="gr2" draw:text-style-name="P3" svg:width="7.787in" svg:height="0.1961in" svg:x="0in" svg:y="0in">
                <text:p text:style-name="P2"><text:span text:style-name="T1">INSTRUCTIONAL</text:span><text:span text:style-name="T2"> </text:span><text:span text:style-name="T3">APPR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style-name="ce14" office:value-type="string" calcext:value-type="string">
            <text:p><text:span text:style-name="T6">Responsible for learning</text:span></text:p>
            <draw:g draw:z-index="1" draw:name="Group 5">
              <draw:custom-shape draw:name="Shape 6" draw:style-name="gr3" draw:text-style-name="P4" svg:width="0.2898in" svg:height="0.2898in" svg:x="1.0346in" svg:y="0.1654in">
                <text:p/>
                <draw:enhanced-geometry draw:mirror-horizontal="false" draw:mirror-vertical="false" drawooo:sub-view-size="265430 265430" svg:viewBox="0 0 265430 265430" draw:type="ooxml-non-primitive" draw:enhanced-path="M 132422 0 L 107271 36370 91897 52158 84429 51193 81203 48831 75603 36880 70535 29159 66205 24828 56530 18399 45521 16256 34510 18399 24828 24828 18399 34508 16256 45516 18399 56525 24828 66205 29159 70535 36893 75590 48831 81191 51193 84416 24579 116079 0 132410 7947 144862 34378 180225 40525 184569 47993 183603 51219 181229 56819 169291 61874 161569 66205 157238 75885 150809 86894 148666 97907 150809 107594 157238 114023 166918 116166 177927 114023 188935 107594 198615 103263 202946 95529 208000 83591 213601 81229 216827 107838 248489 132422 264820 264833 132410 239687 96039 224307 80251 216839 81216 213601 83578 208013 95529 202958 103251 198628 107581 188940 114011 177928 116154 166918 114011 157238 107581 150809 97901 148666 86893 150809 75884 157238 66205 161569 61874 169303 56819 181241 51219 183603 47993 156992 16330 144867 7946 132422 0 Z N"/>
              </draw:custom-shape>
              <draw:custom-shape draw:name="Shape 7" draw:style-name="gr4" draw:text-style-name="P5" svg:width="0.2898in" svg:height="0.2898in" svg:x="1.0346in" svg:y="0.1654in">
                <text:p/>
                <draw:enhanced-geometry draw:mirror-horizontal="false" draw:mirror-vertical="false" drawooo:sub-view-size="265430 265430" svg:viewBox="0 0 265430 265430" draw:type="ooxml-non-primitive" draw:enhanced-path="M 230454 84594 L 239687 96039 248500 107830 256886 119958 264833 132410 132422 264820 96046 239679 80264 224307 80746 220560 81229 216827 83591 213601 86995 212001 95529 208000 103263 202946 107594 198615 114023 188935 116166 177927 114023 166918 107594 157238 97907 150809 86894 148666 75885 150809 66205 157238 61874 161569 56819 169291 52819 177838 51219 181229 47993 183603 44246 184086 40525 184569 7947 144862 0 132410 12452 124463 24579 116079 36370 107269 47815 98044 50711 95605 52171 91884 51689 88163 51193 84416 48831 81191 45427 79590 36893 75590 29159 70535 24828 66205 18399 56525 16256 45516 18399 34508 24828 24828 34510 18399 45521 16256 56530 18399 66205 24828 70535 29159 75603 36880 79603 45427 81203 48831 84429 51193 88163 51663 91897 52158 124474 12452 132422 0 144867 7946 180238 34366 184569 40513 184086 44259 183603 47993 181241 51219 177838 52819 169303 56819 161569 61874 157238 66205 150809 75884 148666 86893 150809 97901 157238 107581 166918 114011 177928 116154 188940 114011 213601 83578 216839 81216 220573 80721 224307 80251 228028 81711 230454 84594 Z N"/>
              </draw:custom-shape>
            </draw:g>
            <draw:g draw:z-index="2" draw:name="Group 8">
              <draw:frame draw:name="image1.png" draw:style-name="gr5" draw:text-style-name="P5" svg:width="0.2752in" svg:height="0.2752in" svg:x="0.6165in" svg:y="0.161in">
                <draw:image xlink:href="Pictures/100000010000003400000034CFD26389307C7205.png" xlink:type="simple" xlink:show="embed" xlink:actuate="onLoad" draw:mime-type="image/png">
                  <text:p/>
                </draw:image>
              </draw:frame>
              <draw:custom-shape draw:name="Shape 10" draw:style-name="gr6" draw:text-style-name="P6" svg:width="0.298in" svg:height="0.298in" svg:x="0.6063in" svg:y="0.152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24 25321 221788 51206 247676 89569 257175 136499 247676 183424 221788 221788 183424 247676 136499 257175 196695 257175 217065 246626 246629 217059 266029 179595 272999 136499 266029 93398 246629 55933 217065 26369 196700 15824 Z N"/>
              </draw:custom-shape>
              <draw:frame draw:name="image2.png" draw:style-name="gr5" draw:text-style-name="P5" svg:width="0.1543in" svg:height="0.1791in" svg:x="0.6756in" svg:y="0.2201in">
                <draw:image xlink:href="Pictures/100000010000001E00000022E1E4C3A38F45BB34.png" xlink:type="simple" xlink:show="embed" xlink:actuate="onLoad" draw:mime-type="image/png">
                  <text:p/>
                </draw:image>
              </draw:frame>
            </draw:g>
          </table:table-cell>
          <table:table-cell table:style-name="ce31" office:value-type="string" calcext:value-type="string">
            <text:p><text:span text:style-name="T7">Learner involved in setting goals, choosing tasks, developing assessments and standards for the tasks; has big picture of learning and next steps in mind</text:span></text:p>
          </table:table-cell>
          <table:table-cell table:number-columns-repeated="1021"/>
        </table:table-row>
        <table:table-row table:style-name="ro2">
          <table:covered-table-cell table:style-name="ce2"/>
          <table:table-cell table:style-name="ce15" office:value-type="string" calcext:value-type="string">
            <text:p><text:span text:style-name="T6">Strategic</text:span></text:p>
            <draw:frame draw:z-index="3" draw:name="image3.png" draw:style-name="gr5" draw:text-style-name="P5" svg:width="0.3937in" svg:height="0.285in" svg:x="0.1197in" svg:y="0.0728in">
              <draw:image xlink:href="Pictures/100000010000004C000000377C1AF62A83FFC39B.png" xlink:type="simple" xlink:show="embed" xlink:actuate="onLoad" draw:mime-type="image/png">
                <text:p/>
              </draw:image>
            </draw:frame>
          </table:table-cell>
          <table:table-cell table:style-name="ce32" office:value-type="string" calcext:value-type="string">
            <text:p><text:span text:style-name="T7">Learner actively develops repertoire of thinking/learning strategies for changeable and complex knowledge building</text:span></text:p>
          </table:table-cell>
          <table:table-cell table:number-columns-repeated="1021"/>
        </table:table-row>
        <table:table-row table:style-name="ro2">
          <table:covered-table-cell table:style-name="ce2"/>
          <table:table-cell table:style-name="ce16" office:value-type="string" calcext:value-type="string">
            <text:p><text:span text:style-name="T6">Energized by learning</text:span></text:p>
            <draw:g draw:z-index="4" draw:name="Group 13">
              <draw:custom-shape draw:name="Shape 14" draw:style-name="gr3" draw:text-style-name="P4" svg:width="0.2898in" svg:height="0.2898in" svg:x="1.0346in" svg:y="0.0791in">
                <text:p/>
                <draw:enhanced-geometry draw:mirror-horizontal="false" draw:mirror-vertical="false" drawooo:sub-view-size="265430 265430" svg:viewBox="0 0 265430 265430" draw:type="ooxml-non-primitive" draw:enhanced-path="M 132422 0 L 107271 36370 91897 52158 84429 51193 81203 48831 75603 36880 70535 29159 66205 24828 56530 18399 45521 16256 34510 18399 24828 24828 18399 34508 16256 45516 18399 56525 24828 66205 29159 70535 36893 75590 48831 81191 51193 84416 24579 116079 0 132410 7947 144856 34378 180225 40525 184569 47993 183603 51219 181229 56819 169291 61874 161569 66205 157238 75885 150809 86894 148666 97907 150809 107594 157238 114023 166918 116166 177927 114023 188935 107594 198615 103263 202946 95529 208000 83591 213601 81229 216827 107838 248489 132422 264820 264833 132410 239687 96039 224307 80251 216839 81216 213601 83578 208013 95529 202958 103251 198628 107581 188940 114011 177928 116154 166918 114011 157238 107581 150809 97901 148666 86893 150809 75884 157238 66205 161569 61874 169303 56819 181241 51219 183603 47993 156992 16330 144867 7946 132422 0 Z N"/>
              </draw:custom-shape>
              <draw:custom-shape draw:name="Shape 15" draw:style-name="gr4" draw:text-style-name="P5" svg:width="0.2898in" svg:height="0.2898in" svg:x="1.0346in" svg:y="0.0791in">
                <text:p/>
                <draw:enhanced-geometry draw:mirror-horizontal="false" draw:mirror-vertical="false" drawooo:sub-view-size="265430 265430" svg:viewBox="0 0 265430 265430" draw:type="ooxml-non-primitive" draw:enhanced-path="M 230454 84594 L 239687 96039 248500 107830 256886 119958 264833 132410 132422 264820 96046 239679 80264 224307 80746 220560 81229 216827 83591 213601 86995 212001 95529 208000 103263 202946 107594 198615 114023 188935 116166 177927 114023 166918 107594 157238 97907 150809 86894 148666 75885 150809 66205 157238 61874 161569 56819 169291 52819 177838 51219 181229 47993 183603 44246 184086 40525 184569 7947 144856 0 132410 12452 124463 24579 116079 36370 107269 47815 98044 50711 95605 52171 91884 51689 88163 51193 84416 48831 81191 45427 79590 36893 75590 29159 70535 24828 66205 18399 56525 16256 45516 18399 34508 24828 24828 34510 18399 45521 16256 56530 18399 66205 24828 70535 29159 75603 36880 79603 45427 81203 48831 84429 51193 88163 51663 91897 52158 124474 12452 132422 0 144867 7946 180238 34366 184569 40513 184086 44259 183603 47993 181241 51219 177838 52819 169303 56819 161569 61874 157238 66205 150809 75884 148666 86893 150809 97901 157238 107581 166918 114011 177928 116154 188940 114011 213601 83578 216839 81216 220573 80721 224307 80251 228028 81711 230454 84594 Z N"/>
              </draw:custom-shape>
            </draw:g>
            <draw:g draw:z-index="5" draw:name="Group 16">
              <draw:frame draw:name="image4.png" draw:style-name="gr5" draw:text-style-name="P5" svg:width="0.2752in" svg:height="0.2752in" svg:x="0.6165in" svg:y="0.0744in">
                <draw:image xlink:href="Pictures/1000000100000034000000358DDD10EE3276A626.png" xlink:type="simple" xlink:show="embed" xlink:actuate="onLoad" draw:mime-type="image/png">
                  <text:p/>
                </draw:image>
              </draw:frame>
              <draw:custom-shape draw:name="Shape 18" draw:style-name="gr6" draw:text-style-name="P6" svg:width="0.298in" svg:height="0.298in" svg:x="0.6063in" svg:y="0.0654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24 25321 221788 51206 247676 89569 257175 136499 247676 183424 221788 221788 183424 247676 136499 257175 196695 257175 217065 246626 246629 217059 266029 179595 272999 136499 266029 93398 246629 55933 217065 26369 196700 15824 Z N"/>
              </draw:custom-shape>
              <draw:frame draw:name="image5.png" draw:style-name="gr5" draw:text-style-name="P5" svg:width="0.1543in" svg:height="0.1791in" svg:x="0.6756in" svg:y="0.1335in">
                <draw:image xlink:href="Pictures/100000010000001E000000220ACD0E15E17C47A8.png" xlink:type="simple" xlink:show="embed" xlink:actuate="onLoad" draw:mime-type="image/png">
                  <text:p/>
                </draw:image>
              </draw:frame>
            </draw:g>
          </table:table-cell>
          <table:table-cell table:style-name="ce31" office:value-type="string" calcext:value-type="string">
            <text:p><text:span text:style-name="T7">Learning is intrinsic; has a passion for learning, solving problems</text:span></text:p>
          </table:table-cell>
          <table:table-cell table:number-columns-repeated="1021"/>
        </table:table-row>
        <table:table-row table:style-name="ro3">
          <table:covered-table-cell table:style-name="ce1"/>
          <table:table-cell table:style-name="ce17" office:value-type="string" calcext:value-type="string">
            <text:p><text:span text:style-name="T6">Collaborative</text:span></text:p>
            <draw:g draw:z-index="6" draw:name="Group 20">
              <draw:frame draw:name="image4.png" draw:style-name="gr5" draw:text-style-name="P5" svg:width="0.2752in" svg:height="0.2752in" svg:x="0.6165in" svg:y="0.078in">
                <draw:image xlink:href="Pictures/1000000100000034000000358DDD10EE3276A626.png" xlink:type="simple" xlink:show="embed" xlink:actuate="onLoad" draw:mime-type="image/png">
                  <text:p/>
                </draw:image>
              </draw:frame>
              <draw:custom-shape draw:name="Shape 22" draw:style-name="gr6" draw:text-style-name="P6" svg:width="0.298in" svg:height="0.298in" svg:x="0.6063in" svg:y="0.0689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24 25321 221788 51206 247676 89569 257175 136499 247676 183424 221788 221788 183424 247676 136499 257175 196695 257175 217065 246626 246629 217059 266029 179595 272999 136499 266029 93398 246629 55933 217065 26369 196700 15824 Z N"/>
              </draw:custom-shape>
              <draw:frame draw:name="image6.png" draw:style-name="gr5" draw:text-style-name="P5" svg:width="0.1543in" svg:height="0.1791in" svg:x="0.6756in" svg:y="0.137in">
                <draw:image xlink:href="Pictures/100000010000001E00000022DE930A84A1C4890C.png" xlink:type="simple" xlink:show="embed" xlink:actuate="onLoad" draw:mime-type="image/png">
                  <text:p/>
                </draw:image>
              </draw:frame>
            </draw:g>
          </table:table-cell>
          <table:table-cell table:style-name="ce33" office:value-type="string" calcext:value-type="string">
            <text:p><text:span text:style-name="T7">Learner develops new ideas and understanding in conversations and work with others</text:span></text:p>
          </table:table-cell>
          <table:table-cell table:number-columns-repeated="1021"/>
        </table:table-row>
        <table:table-row table:style-name="ro3">
          <table:table-cell table:style-name="ce3" office:value-type="string" calcext:value-type="string" table:number-columns-spanned="1" table:number-rows-spanned="4">
            <text:p><text:span text:style-name="T4">Technology</text:span></text:p>
          </table:table-cell>
          <table:table-cell table:style-name="ce18" office:value-type="string" calcext:value-type="string">
            <text:p><text:span text:style-name="T6">Interconnectivity</text:span></text:p>
            <draw:g draw:z-index="7" draw:name="Group 24">
              <draw:custom-shape draw:name="Shape 25" draw:style-name="gr3" draw:text-style-name="P4" svg:width="0.2898in" svg:height="0.2898in" svg:x="1.0346in" svg:y="0.0898in">
                <text:p/>
                <draw:enhanced-geometry draw:mirror-horizontal="false" draw:mirror-vertical="false" drawooo:sub-view-size="265430 265430" svg:viewBox="0 0 265430 265430" draw:type="ooxml-non-primitive" draw:enhanced-path="M 132422 0 L 107271 36370 91897 52158 84429 51193 81203 48831 75603 36880 70535 29159 66205 24828 56530 18399 45521 16256 34510 18399 24828 24828 18399 34508 16256 45516 18399 56525 24828 66205 29159 70535 36893 75590 48831 81191 51193 84416 24579 116079 0 132410 7947 144862 34378 180225 40525 184569 47993 183603 51219 181229 56819 169291 61874 161569 66205 157238 75885 150809 86894 148666 97907 150809 107594 157238 114023 166918 116166 177927 114023 188935 107594 198615 103263 202946 95529 208000 83591 213601 81229 216827 107838 248489 132422 264820 264833 132410 239687 96039 224307 80251 216839 81216 213601 83578 208013 95529 202958 103251 198628 107581 188940 114011 177928 116154 166918 114011 157238 107581 150809 97901 148666 86893 150809 75884 157238 66205 161569 61874 169303 56819 181241 51219 183603 47993 156992 16330 144867 7946 132422 0 Z N"/>
              </draw:custom-shape>
              <draw:custom-shape draw:name="Shape 26" draw:style-name="gr4" draw:text-style-name="P5" svg:width="0.2898in" svg:height="0.2898in" svg:x="1.0346in" svg:y="0.0898in">
                <text:p/>
                <draw:enhanced-geometry draw:mirror-horizontal="false" draw:mirror-vertical="false" drawooo:sub-view-size="265430 265430" svg:viewBox="0 0 265430 265430" draw:type="ooxml-non-primitive" draw:enhanced-path="M 230454 84594 L 239687 96039 248500 107830 256886 119958 264833 132410 132422 264820 96046 239679 80264 224307 80746 220560 81229 216827 83591 213601 86995 212001 95529 208000 103263 202946 107594 198615 114023 188935 116166 177927 114023 166918 107594 157238 97907 150809 86894 148666 75885 150809 66205 157238 61874 161569 56819 169291 52819 177838 51219 181229 47993 183603 44246 184086 40525 184569 7947 144862 0 132410 12452 124463 24579 116079 36370 107269 47815 98044 50711 95605 52171 91884 51689 88163 51193 84416 48831 81191 45427 79590 36893 75590 29159 70535 24828 66205 18399 56525 16256 45516 18399 34508 24828 24828 34510 18399 45521 16256 56530 18399 66205 24828 70535 29159 75603 36880 79603 45427 81203 48831 84429 51193 88163 51663 91897 52158 124474 12452 132422 0 144867 7946 180238 34366 184569 40513 184086 44259 183603 47993 181241 51219 177838 52819 169303 56819 161569 61874 157238 66205 150809 75884 148666 86893 150809 97901 157238 107581 166918 114011 177928 116154 188940 114011 213601 83578 216839 81216 220573 80721 224307 80251 228028 81711 230454 84594 Z N"/>
              </draw:custom-shape>
            </draw:g>
            <draw:g draw:z-index="8" draw:name="Group 27">
              <draw:frame draw:name="image4.png" draw:style-name="gr5" draw:text-style-name="P5" svg:width="0.2752in" svg:height="0.2752in" svg:x="0.6165in" svg:y="0.085in">
                <draw:image xlink:href="Pictures/1000000100000034000000358DDD10EE3276A626.png" xlink:type="simple" xlink:show="embed" xlink:actuate="onLoad" draw:mime-type="image/png">
                  <text:p/>
                </draw:image>
              </draw:frame>
              <draw:custom-shape draw:name="Shape 29" draw:style-name="gr6" draw:text-style-name="P6" svg:width="0.298in" svg:height="0.298in" svg:x="0.6063in" svg:y="0.076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24 25321 221788 51206 247676 89569 257175 136499 247676 183424 221788 221788 183424 247676 136499 257175 196695 257175 217065 246626 246629 217059 266029 179595 272999 136499 266029 93398 246629 55933 217065 26369 196700 15824 Z N"/>
              </draw:custom-shape>
              <draw:frame draw:name="image7.png" draw:style-name="gr5" draw:text-style-name="P5" svg:width="0.1543in" svg:height="0.1791in" svg:x="0.6756in" svg:y="0.1441in">
                <draw:image xlink:href="Pictures/100000010000001E00000023E7D5770A55B26E45.png" xlink:type="simple" xlink:show="embed" xlink:actuate="onLoad" draw:mime-type="image/png">
                  <text:p/>
                </draw:image>
              </draw:frame>
            </draw:g>
          </table:table-cell>
          <table:table-cell table:style-name="ce34" office:value-type="string" calcext:value-type="string">
            <text:p><text:span text:style-name="T7">Technology allows interaction by communicating and collaborating in diverse ways</text:span></text:p>
          </table:table-cell>
          <table:table-cell table:number-columns-repeated="1021"/>
        </table:table-row>
        <table:table-row table:style-name="ro2">
          <table:covered-table-cell table:style-name="ce4"/>
          <table:table-cell table:style-name="ce19" office:value-type="string" calcext:value-type="string">
            <text:p><text:span text:style-name="T6">Access to challenging tasks</text:span></text:p>
            <draw:frame draw:z-index="9" draw:name="image8.png" draw:style-name="gr5" draw:text-style-name="P5" svg:width="0.3937in" svg:height="0.285in" svg:x="0.1197in" svg:y="0.0606in">
              <draw:image xlink:href="Pictures/100000010000004C00000037550B15592C043358.png" xlink:type="simple" xlink:show="embed" xlink:actuate="onLoad" draw:mime-type="image/png">
                <text:p/>
              </draw:image>
            </draw:frame>
          </table:table-cell>
          <table:table-cell table:style-name="ce35" office:value-type="string" calcext:value-type="string">
            <text:p><text:span text:style-name="T7">Technology offers or allows access to tasks, data, and learning opportunities that stimulate thought and inquiry</text:span></text:p>
          </table:table-cell>
          <table:table-cell table:number-columns-repeated="1021"/>
        </table:table-row>
        <table:table-row table:style-name="ro3">
          <table:covered-table-cell table:style-name="ce4"/>
          <table:table-cell table:style-name="ce20" office:value-type="string" calcext:value-type="string">
            <text:p><text:span text:style-name="T6">Enables learning by doing</text:span></text:p>
            <draw:g draw:z-index="10" draw:name="Group 32">
              <draw:frame draw:name="image4.png" draw:style-name="gr5" draw:text-style-name="P5" svg:width="0.2752in" svg:height="0.2752in" svg:x="0.6165in" svg:y="0.0941in">
                <draw:image xlink:href="Pictures/1000000100000034000000358DDD10EE3276A626.png" xlink:type="simple" xlink:show="embed" xlink:actuate="onLoad" draw:mime-type="image/png">
                  <text:p/>
                </draw:image>
              </draw:frame>
              <draw:custom-shape draw:name="Shape 34" draw:style-name="gr6" draw:text-style-name="P6" svg:width="0.298in" svg:height="0.298in" svg:x="0.6063in" svg:y="0.085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24 25321 221788 51206 247676 89569 257175 136499 247676 183424 221788 221788 183424 247676 136499 257175 196695 257175 217065 246626 246629 217059 266029 179595 272999 136499 266029 93398 246629 55933 217065 26369 196700 15824 Z N"/>
              </draw:custom-shape>
              <draw:frame draw:name="image9.png" draw:style-name="gr5" draw:text-style-name="P5" svg:width="0.1543in" svg:height="0.1791in" svg:x="0.6756in" svg:y="0.1531in">
                <draw:image xlink:href="Pictures/100000010000001E0000002399E48C4E646B5D62.png" xlink:type="simple" xlink:show="embed" xlink:actuate="onLoad" draw:mime-type="image/png">
                  <text:p/>
                </draw:image>
              </draw:frame>
            </draw:g>
          </table:table-cell>
          <table:table-cell table:style-name="ce36" office:value-type="string" calcext:value-type="string">
            <text:p><text:span text:style-name="T7">Technology offers access to simulations, goals-based learning, and real-world problems and productivity tools</text:span></text:p>
          </table:table-cell>
          <table:table-cell table:number-columns-repeated="1021"/>
        </table:table-row>
        <table:table-row table:style-name="ro2">
          <table:covered-table-cell table:style-name="ce4"/>
          <table:table-cell table:style-name="ce19" office:value-type="string" calcext:value-type="string">
            <text:p><text:span text:style-name="T6">Media Use</text:span></text:p>
            <draw:g draw:z-index="11" draw:name="Group 36">
              <draw:custom-shape draw:name="Shape 37" draw:style-name="gr3" draw:text-style-name="P4" svg:width="0.2898in" svg:height="0.2898in" svg:x="1.0346in" svg:y="0.0827in">
                <text:p/>
                <draw:enhanced-geometry draw:mirror-horizontal="false" draw:mirror-vertical="false" drawooo:sub-view-size="265430 265430" svg:viewBox="0 0 265430 265430" draw:type="ooxml-non-primitive" draw:enhanced-path="M 132422 0 L 107271 36365 91897 52146 84429 51193 81203 48831 75603 36880 70535 29146 66205 24815 56530 18386 45521 16243 34510 18386 24828 24815 18399 34497 16256 45510 18399 56523 24828 66205 29159 70535 36893 75590 48831 81191 51193 84416 24579 116079 0 132410 7947 144862 34378 180213 40525 184569 47993 183591 51219 181229 56819 169278 61874 161569 66205 157238 75885 150809 86894 148666 97907 150809 107594 157238 114023 166916 116166 177920 114023 188924 107594 198602 103263 202933 95529 207987 83591 213601 81229 216814 107838 248483 132422 264820 264833 132410 239687 96039 224307 80251 216839 81216 213601 83578 208013 95529 202958 103238 198628 107569 188940 113998 177928 116141 166918 113998 157238 107569 150809 97891 148666 86887 150809 75882 157238 66205 161569 61874 169303 56819 181241 51219 183603 47993 156992 16325 144867 7945 132422 0 Z N"/>
              </draw:custom-shape>
              <draw:custom-shape draw:name="Shape 38" draw:style-name="gr4" draw:text-style-name="P5" svg:width="0.2898in" svg:height="0.2898in" svg:x="1.0346in" svg:y="0.0827in">
                <text:p/>
                <draw:enhanced-geometry draw:mirror-horizontal="false" draw:mirror-vertical="false" drawooo:sub-view-size="265430 265430" svg:viewBox="0 0 265430 265430" draw:type="ooxml-non-primitive" draw:enhanced-path="M 230454 84594 L 239687 96039 248500 107830 256886 119958 264833 132410 132422 264820 96046 239672 80264 224294 80746 220560 81229 216814 83591 213601 86995 212001 95529 207987 103263 202933 107594 198602 114023 188924 116166 177920 114023 166916 107594 157238 97907 150809 86894 148666 75885 150809 66205 157238 61874 161569 56819 169278 52819 177825 51219 181229 47993 183591 44246 184086 40525 184569 36804 183108 7947 144862 0 132410 12452 124463 24579 116079 36370 107269 47815 98044 50711 95592 52171 91884 51689 88163 51193 84416 48831 81191 45427 79590 36893 75590 29159 70535 24828 66205 18399 56523 16256 45510 18399 34497 24828 24815 34510 18386 45521 16243 56530 18386 66205 24815 70535 29146 75603 36880 79603 45427 81203 48831 84429 51193 88163 51663 91897 52146 124474 12450 132422 0 144867 7945 180238 34366 184569 40513 184086 44259 183603 47993 181241 51219 177838 52819 169303 56819 161569 61874 157238 66205 150809 75882 148666 86887 150809 97891 157238 107569 166918 113998 177928 116141 188940 113998 213601 83578 216839 81216 220573 80721 224307 80251 228028 81711 230454 84594 Z N"/>
              </draw:custom-shape>
            </draw:g>
            <draw:frame draw:z-index="12" draw:name="image10.png" draw:style-name="gr5" draw:text-style-name="P5" svg:width="0.3937in" svg:height="0.285in" svg:x="0.1197in" svg:y="0.0626in">
              <draw:image xlink:href="Pictures/100000010000004C000000374CC394DF35C25DD6.png" xlink:type="simple" xlink:show="embed" xlink:actuate="onLoad" draw:mime-type="image/png">
                <text:p/>
              </draw:image>
            </draw:frame>
            <draw:g draw:z-index="13" draw:name="Group 40">
              <draw:frame draw:name="image11.png" draw:style-name="gr5" draw:text-style-name="P5" svg:width="0.2752in" svg:height="0.2752in" svg:x="0.6165in" svg:y="0.078in">
                <draw:image xlink:href="Pictures/1000000100000034000000352556ECC6CFDD2992.png" xlink:type="simple" xlink:show="embed" xlink:actuate="onLoad" draw:mime-type="image/png">
                  <text:p/>
                </draw:image>
              </draw:frame>
              <draw:custom-shape draw:name="Shape 42" draw:style-name="gr6" draw:text-style-name="P6" svg:width="0.298in" svg:height="0.298in" svg:x="0.6063in" svg:y="0.0689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24 25321 221788 51206 247676 89569 257175 136499 247676 183424 221788 221788 183424 247676 136499 257175 196695 257175 217065 246626 246629 217059 266029 179595 272999 136499 266029 93398 246629 55933 217065 26369 196700 15824 Z N"/>
              </draw:custom-shape>
              <draw:frame draw:name="image12.png" draw:style-name="gr5" draw:text-style-name="P5" svg:width="0.1543in" svg:height="0.1791in" svg:x="0.6756in" svg:y="0.137in">
                <draw:image xlink:href="Pictures/100000010000001E0000002206AA6CD762C4E13D.png" xlink:type="simple" xlink:show="embed" xlink:actuate="onLoad" draw:mime-type="image/png">
                  <text:p/>
                </draw:image>
              </draw:frame>
            </draw:g>
          </table:table-cell>
          <table:table-cell table:style-name="ce35" office:value-type="string" calcext:value-type="string">
            <text:p><text:span text:style-name="T7">Technology provides opportunities to use media technologies</text:span></text:p>
          </table:table-cell>
          <table:table-cell table:number-columns-repeated="1021"/>
        </table:table-row>
        <table:table-row table:style-name="ro4">
          <table:table-cell table:style-name="ce5" office:value-type="string" calcext:value-type="string" table:number-columns-spanned="3" table:number-rows-spanned="1">
            <text:p><text:span text:style-name="T5">TEACHING</text:span></text:p>
          </table:table-cell>
          <table:covered-table-cell table:number-columns-repeated="2" table:style-name="ce5"/>
          <table:table-cell table:number-columns-repeated="1021"/>
        </table:table-row>
        <table:table-row table:style-name="ro2">
          <table:table-cell table:style-name="ce6" office:value-type="string" calcext:value-type="string" table:number-columns-spanned="1" table:number-rows-spanned="3">
            <text:p><text:span text:style-name="T4">Instructor Role</text:span></text:p>
          </table:table-cell>
          <table:table-cell table:style-name="ce21" office:value-type="string" calcext:value-type="string">
            <text:p><text:span text:style-name="T6">Facilitator</text:span></text:p>
            <draw:g draw:z-index="14" draw:name="Group 44">
              <draw:custom-shape draw:name="Shape 45" draw:style-name="gr3" draw:text-style-name="P4" svg:width="0.2898in" svg:height="0.2898in" svg:x="1.0346in" svg:y="0.063in">
                <text:p/>
                <draw:enhanced-geometry draw:mirror-horizontal="false" draw:mirror-vertical="false" drawooo:sub-view-size="265430 265430" svg:viewBox="0 0 265430 265430" draw:type="ooxml-non-primitive" draw:enhanced-path="M 132422 0 L 107271 36363 91897 52158 84429 51181 81203 48831 75603 36880 70535 29159 66205 24828 56530 18399 45521 16256 34510 18399 24828 24828 18399 34508 16256 45516 18399 56525 24828 66205 29159 70535 36893 75590 45427 79578 48831 81191 51193 84404 52171 91884 50711 95605 12452 124452 0 132397 7947 144844 34378 180225 40525 184556 47993 183603 51219 181229 56819 169291 61874 161556 66205 157226 75885 150796 86894 148653 97907 150796 107594 157226 114023 166907 116166 177920 114023 188933 107594 198615 103263 202946 95529 208000 83591 213601 81229 216827 107838 248489 132422 264820 264833 132397 239687 96039 224307 80251 220573 80708 216839 81216 213601 83566 208013 95516 202958 103251 198628 107581 188940 114011 177928 116154 166918 114011 157238 107581 150809 97901 148666 86893 150809 75884 157238 66205 161569 61861 169303 56807 177838 52819 181241 51206 183603 47993 184569 40500 183121 36779 180238 34353 168786 25135 156992 16329 144867 7946 132422 0 Z N"/>
              </draw:custom-shape>
              <draw:custom-shape draw:name="Shape 46" draw:style-name="gr4" draw:text-style-name="P5" svg:width="0.2898in" svg:height="0.2898in" svg:x="1.0346in" svg:y="0.063in">
                <text:p/>
                <draw:enhanced-geometry draw:mirror-horizontal="false" draw:mirror-vertical="false" drawooo:sub-view-size="265430 265430" svg:viewBox="0 0 265430 265430" draw:type="ooxml-non-primitive" draw:enhanced-path="M 230454 84594 L 239687 96039 248500 107829 256886 119952 264833 132397 132422 264820 96046 239679 80264 224307 80746 220548 81229 216827 83591 213601 86995 212001 95529 208000 103263 202946 107594 198615 114023 188933 116166 177920 114023 166907 107594 157226 97907 150796 86894 148653 75885 150796 66205 157226 61874 161556 56819 169291 52819 177838 51219 181229 47993 183603 44246 184086 40525 184556 36804 183108 7947 144844 0 132397 12452 124452 24579 116073 36370 107267 47815 98044 50711 95605 52171 91884 51689 88150 51193 84404 48831 81191 45427 79578 36893 75590 29159 70535 24828 66205 18399 56525 16256 45516 18399 34508 24828 24828 34510 18399 45521 16256 56530 18399 66205 24828 70535 29159 75603 36880 79603 45427 81203 48831 84429 51181 88163 51663 91897 52158 124474 12446 132422 0 144867 7946 180238 34353 184569 40500 184086 44259 183603 47993 181241 51206 177838 52819 169303 56807 161569 61861 157238 66205 150809 75884 148666 86893 150809 97901 157238 107581 166918 114011 177928 116154 188940 114011 213601 83566 216839 81216 220573 80708 224307 80251 228028 81711 230454 84594 Z N"/>
              </draw:custom-shape>
            </draw:g>
            <draw:g draw:z-index="15" draw:name="Group 47">
              <draw:frame draw:name="image13.png" draw:style-name="gr5" draw:text-style-name="P5" svg:width="0.2752in" svg:height="0.2752in" svg:x="0.6165in" svg:y="0.0583in">
                <draw:image xlink:href="Pictures/100000010000003400000034DE5B017214BF878A.png" xlink:type="simple" xlink:show="embed" xlink:actuate="onLoad" draw:mime-type="image/png">
                  <text:p/>
                </draw:image>
              </draw:frame>
              <draw:custom-shape draw:name="Shape 49" draw:style-name="gr6" draw:text-style-name="P6" svg:width="0.298in" svg:height="0.298in" svg:x="0.6063in" svg:y="0.0492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24 25321 221788 51206 247676 89569 257175 136499 247676 183424 221788 221788 183424 247676 136499 257175 196695 257175 217065 246626 246629 217059 266029 179595 272999 136499 266029 93398 246629 55933 217065 26369 196700 15824 Z N"/>
              </draw:custom-shape>
              <draw:frame draw:name="image14.png" draw:style-name="gr5" draw:text-style-name="P5" svg:width="0.1543in" svg:height="0.1791in" svg:x="0.6756in" svg:y="0.1173in">
                <draw:image xlink:href="Pictures/100000010000001E000000229B404022C5472272.png" xlink:type="simple" xlink:show="embed" xlink:actuate="onLoad" draw:mime-type="image/png">
                  <text:p/>
                </draw:image>
              </draw:frame>
            </draw:g>
          </table:table-cell>
          <table:table-cell table:style-name="ce37" office:value-type="string" calcext:value-type="string">
            <text:p><text:span text:style-name="T7">Engages in negotiation, stimulates and monitors discussion and project work but does not control</text:span></text:p>
          </table:table-cell>
          <table:table-cell table:number-columns-repeated="1021"/>
        </table:table-row>
        <table:table-row table:style-name="ro2">
          <table:covered-table-cell table:style-name="ce7"/>
          <table:table-cell table:style-name="ce22" office:value-type="string" calcext:value-type="string">
            <text:p><text:span text:style-name="T6">Guide</text:span></text:p>
            <draw:g draw:z-index="16" draw:name="Group 51">
              <draw:custom-shape draw:name="Shape 52" draw:style-name="gr3" draw:text-style-name="P4" svg:width="0.2898in" svg:height="0.2898in" svg:x="1.0346in" svg:y="0.0906in">
                <text:p/>
                <draw:enhanced-geometry draw:mirror-horizontal="false" draw:mirror-vertical="false" drawooo:sub-view-size="265430 265430" svg:viewBox="0 0 265430 265430" draw:type="ooxml-non-primitive" draw:enhanced-path="M 132422 0 L 107271 36370 91897 52158 84429 51193 81203 48831 75603 36880 70535 29159 66205 24828 56530 18399 45521 16256 34510 18399 24828 24828 18399 34508 16256 45516 18399 56525 24828 66205 29159 70535 36893 75590 48831 81191 51193 84416 24579 116079 0 132410 7947 144856 34378 180225 40525 184569 47993 183603 51219 181229 56819 169291 61874 161569 66205 157238 75885 150809 86894 148666 97907 150809 107594 157238 114023 166918 116166 177927 114023 188935 107594 198615 103263 202946 95529 208000 83591 213601 81229 216827 107838 248489 132422 264820 264833 132410 239687 96039 224307 80251 216839 81216 213601 83578 208013 95529 202958 103251 198628 107581 188940 114011 177928 116154 166918 114011 157238 107581 150809 97901 148666 86893 150809 75884 157238 66205 161569 61874 169303 56819 181241 51219 183603 47993 156992 16330 144867 7946 132422 0 Z N"/>
              </draw:custom-shape>
              <draw:custom-shape draw:name="Shape 53" draw:style-name="gr4" draw:text-style-name="P5" svg:width="0.2898in" svg:height="0.2898in" svg:x="1.0346in" svg:y="0.0906in">
                <text:p/>
                <draw:enhanced-geometry draw:mirror-horizontal="false" draw:mirror-vertical="false" drawooo:sub-view-size="265430 265430" svg:viewBox="0 0 265430 265430" draw:type="ooxml-non-primitive" draw:enhanced-path="M 230454 84594 L 239687 96039 248500 107830 256886 119958 264833 132410 132422 264820 96046 239679 80264 224307 80746 220560 81229 216827 83591 213601 86995 212001 95529 208000 103263 202946 107594 198615 114023 188935 116166 177927 114023 166918 107594 157238 97907 150809 86894 148666 75885 150809 66205 157238 61874 161569 56819 169291 52819 177838 51219 181229 47993 183603 44246 184086 40525 184569 7947 144856 0 132410 12452 124463 24579 116079 36370 107269 47815 98044 50711 95605 52171 91884 51689 88163 51193 84416 48831 81191 45427 79590 36893 75590 29159 70535 24828 66205 18399 56525 16256 45516 18399 34508 24828 24828 34510 18399 45521 16256 56530 18399 66205 24828 70535 29159 75603 36880 79603 45427 81203 48831 84429 51193 88163 51663 91897 52158 124474 12452 132422 0 144867 7946 180238 34366 184569 40513 184086 44259 183603 47993 181241 51219 177838 52819 169303 56819 161569 61874 157238 66205 150809 75884 148666 86893 150809 97901 157238 107581 166918 114011 177928 116154 188940 114011 213601 83578 216839 81216 220573 80721 224307 80251 228028 81711 230454 84594 Z N"/>
              </draw:custom-shape>
            </draw:g>
            <draw:g draw:z-index="17" draw:name="Group 54">
              <draw:frame draw:name="image15.png" draw:style-name="gr5" draw:text-style-name="P5" svg:width="0.2752in" svg:height="0.2752in" svg:x="0.6165in" svg:y="0.0858in">
                <draw:image xlink:href="Pictures/1000000100000034000000358DDD10EE3276A626.png" xlink:type="simple" xlink:show="embed" xlink:actuate="onLoad" draw:mime-type="image/png">
                  <text:p/>
                </draw:image>
              </draw:frame>
              <draw:custom-shape draw:name="Shape 56" draw:style-name="gr6" draw:text-style-name="P6" svg:width="0.298in" svg:height="0.298in" svg:x="0.6063in" svg:y="0.0768in">
                <text:p/>
                <draw:enhanced-geometry draw:mirror-horizontal="false" draw:mirror-vertical="false" drawooo:sub-view-size="273050 273050 273050 273050" svg:viewBox="0 0 273050 273050" draw:type="ooxml-non-primitive" draw:enhanced-path="M 136499 0 L 93403 6970 55939 26372 26372 55939 6970 93403 0 136499 6970 179601 26372 217069 55939 246638 93403 266040 136499 273011 179600 266040 196719 257175 136499 257175 89574 247677 51211 221792 25323 183430 15824 136499 25323 89576 51211 51217 89574 25333 136499 15836 196720 15836 179600 6970 136499 0 Z N M 196720 15836 L 136499 15836 183424 25333 221788 51217 247676 89576 257175 136499 247676 183430 221788 221792 183424 247677 136499 257175 196719 257175 217065 246638 246629 217069 266029 179601 272999 136499 266029 93403 246629 55939 217065 26372 196720 15836 Z N"/>
              </draw:custom-shape>
              <draw:frame draw:name="image16.png" draw:style-name="gr5" draw:text-style-name="P5" svg:width="0.1543in" svg:height="0.1791in" svg:x="0.6756in" svg:y="0.1449in">
                <draw:image xlink:href="Pictures/100000010000001E00000022BFB0D5B6B5479492.png" xlink:type="simple" xlink:show="embed" xlink:actuate="onLoad" draw:mime-type="image/png">
                  <text:p/>
                </draw:image>
              </draw:frame>
            </draw:g>
          </table:table-cell>
          <table:table-cell table:style-name="ce38" office:value-type="string" calcext:value-type="string">
            <text:p><text:span text:style-name="T7">Helps students to construct their own meaning by modeling, mediating, explaining when needed, redirecting focus, providing</text:span></text:p>
          </table:table-cell>
          <table:table-cell table:number-columns-repeated="1021"/>
        </table:table-row>
        <table:table-row table:style-name="ro1">
          <table:covered-table-cell table:style-name="ce6"/>
          <table:table-cell table:style-name="ce23" office:value-type="string" calcext:value-type="string">
            <text:p><text:span text:style-name="T6">Co-learner/co-investigator</text:span></text:p>
            <draw:frame draw:z-index="18" draw:name="image17.png" draw:style-name="gr5" draw:text-style-name="P5" svg:width="0.3937in" svg:height="0.285in" svg:x="0.1197in" svg:y="0.139in">
              <draw:image xlink:href="Pictures/100000010000004C000000371A4956B61601657F.png" xlink:type="simple" xlink:show="embed" xlink:actuate="onLoad" draw:mime-type="image/png">
                <text:p/>
              </draw:image>
            </draw:frame>
            <draw:g draw:z-index="19" draw:name="Group 59">
              <draw:frame draw:name="image15.png" draw:style-name="gr5" draw:text-style-name="P5" svg:width="0.2752in" svg:height="0.2752in" svg:x="0.6165in" svg:y="0.1543in">
                <draw:image xlink:href="Pictures/1000000100000034000000358DDD10EE3276A626.png" xlink:type="simple" xlink:show="embed" xlink:actuate="onLoad" draw:mime-type="image/png">
                  <text:p/>
                </draw:image>
              </draw:frame>
              <draw:custom-shape draw:name="Shape 61" draw:style-name="gr6" draw:text-style-name="P6" svg:width="0.298in" svg:height="0.298in" svg:x="0.6063in" svg:y="0.1453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24 25321 221788 51206 247676 89569 257175 136499 247676 183424 221788 221788 183424 247676 136499 257175 196695 257175 217065 246626 246629 217059 266029 179595 272999 136499 266029 93398 246629 55933 217065 26369 196700 15824 Z N"/>
              </draw:custom-shape>
              <draw:frame draw:name="image18.png" draw:style-name="gr5" draw:text-style-name="P5" svg:width="0.1543in" svg:height="0.1791in" svg:x="0.6756in" svg:y="0.2138in">
                <draw:image xlink:href="Pictures/100000010000001E0000002207FA678837D84CDB.png" xlink:type="simple" xlink:show="embed" xlink:actuate="onLoad" draw:mime-type="image/png">
                  <text:p/>
                </draw:image>
              </draw:frame>
            </draw:g>
          </table:table-cell>
          <table:table-cell table:style-name="ce39" office:value-type="string" calcext:value-type="string">
            <text:p><text:span text:style-name="T7">Instructor considers self as learner; willing to take risks to explore areas outside his or her expertise; collaborates with other experts and practicing professionals</text:span></text:p>
          </table:table-cell>
          <table:table-cell table:number-columns-repeated="1021"/>
        </table:table-row>
        <table:table-row table:style-name="ro3">
          <table:table-cell table:style-name="ce8" office:value-type="string" calcext:value-type="string" table:number-columns-spanned="1" table:number-rows-spanned="3">
            <text:p><text:span text:style-name="T4">Tasks</text:span></text:p>
          </table:table-cell>
          <table:table-cell table:style-name="ce24" office:value-type="string" calcext:value-type="string">
            <text:p><text:span text:style-name="T6">Authentic</text:span></text:p>
            <draw:g draw:z-index="20" draw:name="Group 63">
              <draw:custom-shape draw:name="Shape 64" draw:style-name="gr3" draw:text-style-name="P4" svg:width="0.2898in" svg:height="0.2898in" svg:x="1.0346in" svg:y="0.0799in">
                <text:p/>
                <draw:enhanced-geometry draw:mirror-horizontal="false" draw:mirror-vertical="false" drawooo:sub-view-size="265430 265430" svg:viewBox="0 0 265430 265430" draw:type="ooxml-non-primitive" draw:enhanced-path="M 132422 0 L 107271 36370 91897 52158 84429 51193 81203 48831 75603 36880 70535 29159 66205 24828 56530 18399 45521 16256 34510 18399 24828 24828 18399 34508 16256 45516 18399 56525 24828 66205 29159 70535 36893 75590 48831 81191 51193 84416 24579 116079 0 132410 7947 144862 34378 180225 40525 184569 47993 183603 51219 181229 56819 169291 61874 161569 66205 157238 75885 150809 86894 148666 97907 150809 107594 157238 114023 166918 116166 177927 114023 188935 107594 198615 103263 202946 95529 208000 83591 213601 81229 216827 107838 248489 132422 264820 264833 132410 239687 96039 224307 80251 216839 81216 213601 83578 208013 95529 202958 103251 198628 107581 188940 114011 177928 116154 166918 114011 157238 107581 150809 97901 148666 86893 150809 75884 157238 66205 161569 61874 169303 56819 181241 51219 183603 47993 156992 16330 144867 7946 132422 0 Z N"/>
              </draw:custom-shape>
              <draw:custom-shape draw:name="Shape 65" draw:style-name="gr4" draw:text-style-name="P5" svg:width="0.2898in" svg:height="0.2898in" svg:x="1.0346in" svg:y="0.0799in">
                <text:p/>
                <draw:enhanced-geometry draw:mirror-horizontal="false" draw:mirror-vertical="false" drawooo:sub-view-size="265430 265430" svg:viewBox="0 0 265430 265430" draw:type="ooxml-non-primitive" draw:enhanced-path="M 230454 84594 L 239687 96039 248500 107830 256886 119958 264833 132410 132422 264820 96046 239679 80264 224307 80746 220560 81229 216827 83591 213601 86995 212001 95529 208000 103263 202946 107594 198615 114023 188935 116166 177927 114023 166918 107594 157238 97907 150809 86894 148666 75885 150809 66205 157238 61874 161569 56819 169291 52819 177838 51219 181229 47993 183603 44246 184086 40525 184569 7947 144862 0 132410 12452 124463 24579 116079 36370 107269 47815 98044 50711 95605 52171 91884 51689 88163 51193 84416 48831 81191 45427 79590 36893 75590 29159 70535 24828 66205 18399 56525 16256 45516 18399 34508 24828 24828 34510 18399 45521 16256 56530 18399 66205 24828 70535 29159 75603 36880 79603 45427 81203 48831 84429 51193 88163 51663 91897 52158 124474 12452 132422 0 144867 7946 180238 34366 184569 40513 184086 44259 183603 47993 181241 51219 177838 52819 169303 56819 161569 61874 157238 66205 150809 75884 148666 86893 150809 97901 157238 107581 166918 114011 177928 116154 188940 114011 213601 83578 216839 81216 220573 80721 224307 80251 228028 81711 230454 84594 Z N"/>
              </draw:custom-shape>
            </draw:g>
            <draw:g draw:z-index="21" draw:name="Group 66">
              <draw:frame draw:name="image15.png" draw:style-name="gr5" draw:text-style-name="P5" svg:width="0.2752in" svg:height="0.2752in" svg:x="0.6165in" svg:y="0.0752in">
                <draw:image xlink:href="Pictures/1000000100000034000000358DDD10EE3276A626.png" xlink:type="simple" xlink:show="embed" xlink:actuate="onLoad" draw:mime-type="image/png">
                  <text:p/>
                </draw:image>
              </draw:frame>
              <draw:custom-shape draw:name="Shape 68" draw:style-name="gr6" draw:text-style-name="P6" svg:width="0.298in" svg:height="0.298in" svg:x="0.6063in" svg:y="0.0661in">
                <text:p/>
                <draw:enhanced-geometry draw:mirror-horizontal="false" draw:mirror-vertical="false" drawooo:sub-view-size="273050 273050 273050 273050" svg:viewBox="0 0 273050 273050" draw:type="ooxml-non-primitive" draw:enhanced-path="M 136499 0 L 93403 6970 55939 26372 26372 55939 6970 93403 0 136499 6970 179596 26372 217064 55939 246634 93403 266039 136499 273011 179600 266039 196715 257175 136499 257175 89574 247677 51211 221792 25323 183430 15824 136499 25323 89571 51211 51212 89574 25332 136499 15836 196720 15836 179600 6970 136499 0 Z N M 196720 15836 L 136499 15836 183424 25332 221788 51212 247676 89571 257175 136499 247676 183430 221788 221792 183424 247677 136499 257175 196715 257175 217065 246634 246629 217064 266029 179596 272999 136499 266029 93403 246629 55939 217065 26372 196720 15836 Z N"/>
              </draw:custom-shape>
              <draw:frame draw:name="image19.png" draw:style-name="gr5" draw:text-style-name="P5" svg:width="0.1543in" svg:height="0.1791in" svg:x="0.6756in" svg:y="0.1343in">
                <draw:image xlink:href="Pictures/100000010000001E00000022A1331574AACE11E1.png" xlink:type="simple" xlink:show="embed" xlink:actuate="onLoad" draw:mime-type="image/png">
                  <text:p/>
                </draw:image>
              </draw:frame>
            </draw:g>
          </table:table-cell>
          <table:table-cell table:style-name="ce40" office:value-type="string" calcext:value-type="string">
            <text:p><text:span text:style-name="T7">Pertains to real world, meaningful intellectual work; may be addressed to personal interest</text:span></text:p>
          </table:table-cell>
          <table:table-cell table:number-columns-repeated="1021"/>
        </table:table-row>
        <table:table-row table:style-name="ro2">
          <table:covered-table-cell table:style-name="ce9"/>
          <table:table-cell table:style-name="ce25" office:value-type="string" calcext:value-type="string">
            <text:p><text:span text:style-name="T6">Challenging</text:span></text:p>
            <draw:frame draw:z-index="22" draw:name="image20.png" draw:style-name="gr5" draw:text-style-name="P5" svg:width="0.3937in" svg:height="0.285in" svg:x="0.1197in" svg:y="0.0547in">
              <draw:image xlink:href="Pictures/100000010000004C00000037053B2F21B1D6175F.png" xlink:type="simple" xlink:show="embed" xlink:actuate="onLoad" draw:mime-type="image/png">
                <text:p/>
              </draw:image>
            </draw:frame>
          </table:table-cell>
          <table:table-cell table:style-name="ce41" office:value-type="string" calcext:value-type="string">
            <text:p><text:span text:style-name="T7">Difficult enough to be interesting but not totally frustrating, usually sustained</text:span></text:p>
          </table:table-cell>
          <table:table-cell table:number-columns-repeated="1021"/>
        </table:table-row>
        <table:table-row table:style-name="ro2">
          <table:covered-table-cell table:style-name="ce10"/>
          <table:table-cell table:style-name="ce26" office:value-type="string" calcext:value-type="string">
            <text:p><text:span text:style-name="T6">Multidisciplinary</text:span></text:p>
            <draw:frame draw:z-index="23" draw:name="image21.png" draw:style-name="gr5" draw:text-style-name="P5" svg:width="0.3937in" svg:height="0.285in" svg:x="0.1197in" svg:y="0.063in">
              <draw:image xlink:href="Pictures/100000010000004C00000037A31FE3CFC418AF28.png" xlink:type="simple" xlink:show="embed" xlink:actuate="onLoad" draw:mime-type="image/png">
                <text:p/>
              </draw:image>
            </draw:frame>
          </table:table-cell>
          <table:table-cell table:style-name="ce42" office:value-type="string" calcext:value-type="string">
            <text:p><text:span text:style-name="T7">Involves integrating disciplines to solve problems and address issues in context</text:span></text:p>
          </table:table-cell>
          <table:table-cell table:number-columns-repeated="1021"/>
        </table:table-row>
        <table:table-row table:style-name="ro3">
          <table:table-cell table:style-name="ce11" office:value-type="string" calcext:value-type="string" table:number-columns-spanned="1" table:number-rows-spanned="3">
            <text:p><text:span text:style-name="T4">Grouping</text:span></text:p>
          </table:table-cell>
          <table:table-cell table:style-name="ce27" office:value-type="string" calcext:value-type="string">
            <text:p><text:span text:style-name="T6">Heterogeneous</text:span></text:p>
            <draw:g draw:z-index="24" draw:name="Group 72">
              <draw:frame draw:name="image15.png" draw:style-name="gr5" draw:text-style-name="P5" svg:width="0.2752in" svg:height="0.2752in" svg:x="0.6165in" svg:y="0.0713in">
                <draw:image xlink:href="Pictures/1000000100000034000000358DDD10EE3276A626.png" xlink:type="simple" xlink:show="embed" xlink:actuate="onLoad" draw:mime-type="image/png">
                  <text:p/>
                </draw:image>
              </draw:frame>
              <draw:custom-shape draw:name="Shape 74" draw:style-name="gr6" draw:text-style-name="P6" svg:width="0.298in" svg:height="0.298in" svg:x="0.6063in" svg:y="0.0622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24 25321 221788 51206 247676 89569 257175 136499 247676 183424 221788 221788 183424 247676 136499 257175 196695 257175 217065 246626 246629 217059 266029 179595 272999 136499 266029 93398 246629 55933 217065 26369 196700 15824 Z N"/>
              </draw:custom-shape>
              <draw:frame draw:name="image22.png" draw:style-name="gr5" draw:text-style-name="P5" svg:width="0.1543in" svg:height="0.1791in" svg:x="0.6756in" svg:y="0.1303in">
                <draw:image xlink:href="Pictures/100000010000001E000000236928F46F4E9361E1.png" xlink:type="simple" xlink:show="embed" xlink:actuate="onLoad" draw:mime-type="image/png">
                  <text:p/>
                </draw:image>
              </draw:frame>
            </draw:g>
          </table:table-cell>
          <table:table-cell table:style-name="ce43" office:value-type="string" calcext:value-type="string">
            <text:p><text:span text:style-name="T7">Small groups with persons with different skill sets, backgrounds, interests</text:span></text:p>
          </table:table-cell>
          <table:table-cell table:number-columns-repeated="1021"/>
        </table:table-row>
        <table:table-row table:style-name="ro2">
          <table:covered-table-cell table:style-name="ce4"/>
          <table:table-cell table:style-name="ce28" office:value-type="string" calcext:value-type="string">
            <text:p><text:span text:style-name="T6">Equitable</text:span></text:p>
            <draw:frame draw:z-index="25" draw:name="image23.png" draw:style-name="gr5" draw:text-style-name="P5" svg:width="0.3937in" svg:height="0.285in" svg:x="0.1197in" svg:y="0.0496in">
              <draw:image xlink:href="Pictures/100000010000004C00000037D864292C993A2C7E.png" xlink:type="simple" xlink:show="embed" xlink:actuate="onLoad" draw:mime-type="image/png">
                <text:p/>
              </draw:image>
            </draw:frame>
            <draw:g draw:z-index="26" draw:name="Group 77">
              <draw:frame draw:name="image15.png" draw:style-name="gr5" draw:text-style-name="P5" svg:width="0.2752in" svg:height="0.2752in" svg:x="0.6165in" svg:y="0.065in">
                <draw:image xlink:href="Pictures/1000000100000034000000358DDD10EE3276A626.png" xlink:type="simple" xlink:show="embed" xlink:actuate="onLoad" draw:mime-type="image/png">
                  <text:p/>
                </draw:image>
              </draw:frame>
              <draw:custom-shape draw:name="Shape 79" draw:style-name="gr6" draw:text-style-name="P6" svg:width="0.298in" svg:height="0.298in" svg:x="0.6063in" svg:y="0.0559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24 25321 221788 51206 247676 89569 257175 136499 247676 183424 221788 221788 183424 247676 136499 257175 196695 257175 217065 246626 246629 217059 266029 179595 272999 136499 266029 93398 246629 55933 217065 26369 196700 15824 Z N"/>
              </draw:custom-shape>
              <draw:frame draw:name="image24.png" draw:style-name="gr5" draw:text-style-name="P5" svg:width="0.1543in" svg:height="0.1791in" svg:x="0.6756in" svg:y="0.124in">
                <draw:image xlink:href="Pictures/100000010000001E000000237154DA2FE299B8CF.png" xlink:type="simple" xlink:show="embed" xlink:actuate="onLoad" draw:mime-type="image/png">
                  <text:p/>
                </draw:image>
              </draw:frame>
            </draw:g>
          </table:table-cell>
          <table:table-cell table:style-name="ce44" office:value-type="string" calcext:value-type="string">
            <text:p><text:span text:style-name="T7">Groups sized and organized so that over time all students have challenging learning tasks/experiences</text:span></text:p>
          </table:table-cell>
          <table:table-cell table:number-columns-repeated="1021"/>
        </table:table-row>
        <table:table-row table:style-name="ro2">
          <table:covered-table-cell table:style-name="ce12"/>
          <table:table-cell table:style-name="ce29" office:value-type="string" calcext:value-type="string">
            <text:p><text:span text:style-name="T6">Flexible/agile</text:span></text:p>
            <draw:g draw:z-index="27" draw:name="Group 81">
              <draw:frame draw:name="image15.png" draw:style-name="gr5" draw:text-style-name="P5" svg:width="0.2752in" svg:height="0.2752in" svg:x="0.6165in" svg:y="0.0764in">
                <draw:image xlink:href="Pictures/1000000100000034000000358DDD10EE3276A626.png" xlink:type="simple" xlink:show="embed" xlink:actuate="onLoad" draw:mime-type="image/png">
                  <text:p/>
                </draw:image>
              </draw:frame>
              <draw:custom-shape draw:name="Shape 83" draw:style-name="gr6" draw:text-style-name="P6" svg:width="0.298in" svg:height="0.298in" svg:x="0.6063in" svg:y="0.0673in">
                <text:p/>
                <draw:enhanced-geometry draw:mirror-horizontal="false" draw:mirror-vertical="false" drawooo:sub-view-size="273050 273050 273050 273050" svg:viewBox="0 0 273050 273050" draw:type="ooxml-non-primitive" draw:enhanced-path="M 136499 0 L 93403 6969 55939 26369 26372 55933 6970 93398 0 136499 6970 179590 26372 217054 55939 246622 93403 266027 136499 272999 179600 266027 196691 257175 136499 257175 89574 247676 51211 221788 25323 183424 15824 136499 25323 89563 51211 51201 89574 25319 136499 15824 196700 15824 179600 6969 136499 0 Z N M 196700 15824 L 136499 15824 183424 25319 221788 51201 247676 89563 257175 136499 247676 183424 221788 221788 183424 247676 136499 257175 196691 257175 217065 246622 246629 217054 266029 179590 272999 136499 266029 93398 246629 55933 217065 26369 196700 15824 Z N"/>
              </draw:custom-shape>
              <draw:frame draw:name="image24.png" draw:style-name="gr5" draw:text-style-name="P5" svg:width="0.1543in" svg:height="0.1791in" svg:x="0.6756in" svg:y="0.1354in">
                <draw:image xlink:href="Pictures/100000010000001E000000237154DA2FE299B8CF.png" xlink:type="simple" xlink:show="embed" xlink:actuate="onLoad" draw:mime-type="image/png">
                  <text:p/>
                </draw:image>
              </draw:frame>
            </draw:g>
          </table:table-cell>
          <table:table-cell table:style-name="ce45" office:value-type="string" calcext:value-type="string">
            <text:p><text:span text:style-name="T7">Different groups organized for different instructional purposes; supports collaboration across multiple contributors</text:span></text:p>
          </table:table-cell>
          <table:table-cell table:number-columns-repeated="1021"/>
        </table:table-row>
        <table:table-row table:style-name="ro5">
          <table:table-cell table:style-name="ce13" office:value-type="string" calcext:value-type="string" table:number-columns-spanned="1" table:number-rows-spanned="2">
            <text:p><text:span text:style-name="T4">Instructional Model</text:span></text:p>
          </table:table-cell>
          <table:table-cell table:style-name="ce30" office:value-type="string" calcext:value-type="string">
            <text:p><text:span text:style-name="T6">Interactive</text:span></text:p>
            <draw:g draw:z-index="28" draw:name="Group 85">
              <draw:frame draw:name="image25.png" draw:style-name="gr5" draw:text-style-name="P5" svg:width="0.2752in" svg:height="0.2752in" svg:x="0.6165in" svg:y="0.1374in">
                <draw:image xlink:href="Pictures/100000010000003400000034CFD26389307C7205.png" xlink:type="simple" xlink:show="embed" xlink:actuate="onLoad" draw:mime-type="image/png">
                  <text:p/>
                </draw:image>
              </draw:frame>
              <draw:custom-shape draw:name="Shape 87" draw:style-name="gr6" draw:text-style-name="P6" svg:width="0.298in" svg:height="0.298in" svg:x="0.6063in" svg:y="0.1283in">
                <text:p/>
                <draw:enhanced-geometry draw:mirror-horizontal="false" draw:mirror-vertical="false" drawooo:sub-view-size="273050 273050 273050 273050" svg:viewBox="0 0 273050 273050" draw:type="ooxml-non-primitive" draw:enhanced-path="M 136499 0 L 93403 6969 55939 26369 26372 55934 6970 93399 0 136499 6970 179596 26372 217061 55939 246627 93403 266029 136499 273000 179600 266029 196698 257175 136499 257175 89574 247676 51211 221788 25323 183425 15824 136499 25323 89570 51211 51207 89574 25322 136499 15825 196702 15825 179600 6969 136499 0 Z N M 196702 15825 L 136499 15825 183424 25322 221788 51207 247676 89570 257175 136499 247676 183425 221788 221788 183424 247676 136499 257175 196698 257175 217065 246627 246629 217061 266029 179596 272999 136499 266029 93399 246629 55934 217065 26369 196702 15825 Z N"/>
              </draw:custom-shape>
              <draw:frame draw:name="image26.png" draw:style-name="gr5" draw:text-style-name="P5" svg:width="0.1543in" svg:height="0.1791in" svg:x="0.6756in" svg:y="0.1965in">
                <draw:image xlink:href="Pictures/100000010000001E000000227D87303D825CCC01.png" xlink:type="simple" xlink:show="embed" xlink:actuate="onLoad" draw:mime-type="image/png">
                  <text:p/>
                </draw:image>
              </draw:frame>
            </draw:g>
          </table:table-cell>
          <table:table-cell table:style-name="ce46" office:value-type="string" calcext:value-type="string">
            <text:p><text:span text:style-name="T7">Instruction actively engages learners through meaningful context and construction of knowledge; encourages, supports and responds to student contributions, needs, requests for clarification, etc.</text:span></text:p>
          </table:table-cell>
          <table:table-cell table:number-columns-repeated="1021"/>
        </table:table-row>
        <table:table-row table:style-name="ro2">
          <table:covered-table-cell table:style-name="ce6"/>
          <table:table-cell table:style-name="ce17" office:value-type="string" calcext:value-type="string">
            <text:p><text:span text:style-name="T6">Generative</text:span></text:p>
            <draw:frame draw:z-index="29" draw:name="image27.png" draw:style-name="gr5" draw:text-style-name="P5" svg:width="0.3937in" svg:height="0.285in" svg:x="0.1197in" svg:y="0.0516in">
              <draw:image xlink:href="Pictures/100000010000004C00000037D94122B13EC9FE41.png" xlink:type="simple" xlink:show="embed" xlink:actuate="onLoad" draw:mime-type="image/png">
                <text:p/>
              </draw:image>
            </draw:frame>
          </table:table-cell>
          <table:table-cell table:style-name="ce33" office:value-type="string" calcext:value-type="string">
            <text:p><text:span text:style-name="T7">Instruction oriented to constructing meaning; providing meaningful activities/experiences</text:span></text:p>
          </table:table-cell>
          <table:table-cell table:number-columns-repeated="1021"/>
        </table:table-row>
        <table:table-row table:style-name="ro6" table:number-rows-repeated="1048555">
          <table:table-cell table:number-columns-repeated="1024"/>
        </table:table-row>
        <table:table-row table:style-name="ro6">
          <table:table-cell table:number-columns-repeated="1024"/>
        </table:table-row>
      </table:table>
      <table:table table:name="Table 2" table:style-name="ta2">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2">
          <table:table-cell table:style-name="ce6" office:value-type="string" calcext:value-type="string" table:number-columns-spanned="1" table:number-rows-spanned="4">
            <text:p><text:span text:style-name="T4">Assessment</text:span></text:p>
            <draw:g draw:z-index="0" draw:name="Group 90">
              <draw:custom-shape draw:name="Shape 91" draw:style-name="gr1" draw:text-style-name="P1" svg:width="7.7795in" svg:height="0.1961in" svg:x="0in" svg:y="0in">
                <text:p/>
                <draw:enhanced-geometry draw:mirror-horizontal="false" draw:mirror-vertical="false" drawooo:sub-view-size="7113905 179705" svg:viewBox="0 0 7113905 179705" draw:type="ooxml-non-primitive" draw:enhanced-path="M 7113727 0 L 0 0 0 179476 7113727 179476 7113727 0 Z N"/>
              </draw:custom-shape>
              <draw:custom-shape draw:name="Textbox 92" draw:style-name="gr2" draw:text-style-name="P3" svg:width="7.7795in" svg:height="0.2051in" svg:x="0in" svg:y="0in">
                <text:p text:style-name="P2"><text:span text:style-name="T1">LEAR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style-name="ce20" office:value-type="string" calcext:value-type="string">
            <text:p><text:span text:style-name="T6">Performance-based</text:span></text:p>
            <draw:g draw:z-index="1" draw:name="Group 93">
              <draw:custom-shape draw:name="Shape 94" draw:style-name="gr3" draw:text-style-name="P4" svg:width="0.2898in" svg:height="0.2898in" svg:x="1.0346in" svg:y="0.0728in">
                <text:p/>
                <draw:enhanced-geometry draw:mirror-horizontal="false" draw:mirror-vertical="false" drawooo:sub-view-size="265430 265430" svg:viewBox="0 0 265430 265430" draw:type="ooxml-non-primitive" draw:enhanced-path="M 132422 0 L 107271 36370 91897 52158 84429 51193 81203 48831 75603 36893 70535 29159 66205 24828 56530 18399 45521 16256 34510 18399 24828 24828 18399 34510 16256 45523 18399 56536 24828 66217 29159 70548 36893 75590 48831 81191 51193 84429 24579 116079 0 132410 7947 144862 34378 180225 40525 184569 47993 183603 51219 181229 56819 169291 61874 161582 66205 157238 75885 150809 86894 148666 97907 150809 107594 157238 114023 166918 116166 177927 114023 188935 107594 198615 103263 202946 95529 208000 83591 213601 81229 216827 107838 248489 132422 264820 264833 132410 239687 96039 224307 80251 216839 81216 213601 83578 208013 95542 202958 103251 198628 107581 188940 114011 177928 116154 166918 114011 157238 107581 150809 97903 148666 86899 150809 75895 157238 66217 161569 61887 169303 56819 181241 51219 183603 48006 156992 16330 144867 7946 132422 0 Z N"/>
              </draw:custom-shape>
              <draw:custom-shape draw:name="Shape 95" draw:style-name="gr4" draw:text-style-name="P5" svg:width="0.2898in" svg:height="0.2898in" svg:x="1.0346in" svg:y="0.0728in">
                <text:p/>
                <draw:enhanced-geometry draw:mirror-horizontal="false" draw:mirror-vertical="false" drawooo:sub-view-size="265430 265430" svg:viewBox="0 0 265430 265430" draw:type="ooxml-non-primitive" draw:enhanced-path="M 230454 84594 L 239687 96039 248500 107830 256886 119958 264833 132410 132422 264820 96046 239679 80264 224307 80746 220560 81229 216827 83591 213601 86995 212001 95529 208000 103263 202946 107594 198615 114023 188935 116166 177927 114023 166918 107594 157238 97907 150809 86894 148666 75885 150809 66205 157238 61874 161582 56819 169291 52819 177838 51219 181229 47993 183603 44246 184086 40525 184569 7947 144862 0 132410 12452 124463 24579 116079 36370 107269 47815 98044 50711 95605 52171 91884 51689 88163 51193 84429 48831 81191 45427 79590 36893 75590 29159 70548 24828 66217 18399 56536 16256 45523 18399 34510 24828 24828 34510 18399 45521 16256 56530 18399 66205 24828 70535 29159 75603 36893 79603 45427 81203 48831 84429 51193 88163 51663 91897 52158 124474 12452 132422 0 144867 7946 180238 34366 184569 40513 184086 44259 183603 48006 181241 51219 177838 52819 169303 56819 161569 61887 157238 66217 150809 75895 148666 86899 150809 97903 157238 107581 166918 114011 177928 116154 188940 114011 213601 83578 216839 81216 220573 80721 224307 80251 228028 81711 230454 84594 Z N"/>
              </draw:custom-shape>
            </draw:g>
            <draw:g draw:z-index="2" draw:name="Group 96">
              <draw:frame draw:name="image28.png" draw:style-name="gr5" draw:text-style-name="P5" svg:width="0.2752in" svg:height="0.2752in" svg:x="0.6165in" svg:y="0.0685in">
                <draw:image xlink:href="Pictures/1000000100000035000000357159851AD73F6659.png" xlink:type="simple" xlink:show="embed" xlink:actuate="onLoad" draw:mime-type="image/png">
                  <text:p/>
                </draw:image>
              </draw:frame>
              <draw:custom-shape draw:name="Shape 98" draw:style-name="gr6" draw:text-style-name="P6" svg:width="0.298in" svg:height="0.298in" svg:x="0.6063in" svg:y="0.0594in">
                <text:p/>
                <draw:enhanced-geometry draw:mirror-horizontal="false" draw:mirror-vertical="false" drawooo:sub-view-size="273050 273050 273050 273050" svg:viewBox="0 0 273050 273050" draw:type="ooxml-non-primitive" draw:enhanced-path="M 136499 0 L 93403 6970 55939 26372 26372 55939 6970 93403 0 136499 6970 179601 26372 217069 55939 246638 93403 266040 136499 273011 179600 266040 196719 257175 136499 257175 89574 247677 51211 221792 25323 183430 15824 136499 25323 89576 51211 51217 89574 25333 136499 15836 196720 15836 179600 6970 136499 0 Z N M 196720 15836 L 136499 15836 183419 25333 221783 51217 247674 89576 257175 136499 247674 183430 221783 221792 183419 247677 136499 257175 196719 257175 217065 246638 246629 217069 266029 179601 272999 136499 266029 93403 246629 55939 217065 26372 196720 15836 Z N"/>
              </draw:custom-shape>
              <draw:frame draw:name="image29.png" draw:style-name="gr5" draw:text-style-name="P5" svg:width="0.1543in" svg:height="0.1791in" svg:x="0.6756in" svg:y="0.1276in">
                <draw:image xlink:href="Pictures/100000010000001D00000022E0A945C801EB5897.png" xlink:type="simple" xlink:show="embed" xlink:actuate="onLoad" draw:mime-type="image/png">
                  <text:p/>
                </draw:image>
              </draw:frame>
            </draw:g>
          </table:table-cell>
          <table:table-cell table:style-name="ce36" office:value-type="string" calcext:value-type="string">
            <text:p><text:span text:style-name="T7">Involving a performance or demonstration, usually for a ‘real’ audience and addressing a useful purpose</text:span></text:p>
          </table:table-cell>
          <table:table-cell table:number-columns-repeated="1021"/>
        </table:table-row>
        <table:table-row table:style-name="ro2">
          <table:covered-table-cell table:style-name="ce7"/>
          <table:table-cell table:style-name="ce19" office:value-type="string" calcext:value-type="string">
            <text:p><text:span text:style-name="T6">Generative</text:span></text:p>
            <draw:frame draw:z-index="3" draw:name="image30.png" draw:style-name="gr5" draw:text-style-name="P5" svg:width="0.3937in" svg:height="0.285in" svg:x="0.1197in" svg:y="0.0661in">
              <draw:image xlink:href="Pictures/100000010000004C000000379C4EC951306DCDAC.png" xlink:type="simple" xlink:show="embed" xlink:actuate="onLoad" draw:mime-type="image/png">
                <text:p/>
              </draw:image>
            </draw:frame>
            <draw:g draw:z-index="4" draw:name="Group 101">
              <draw:frame draw:name="image28.png" draw:style-name="gr5" draw:text-style-name="P5" svg:width="0.2752in" svg:height="0.2752in" svg:x="0.6165in" svg:y="0.0815in">
                <draw:image xlink:href="Pictures/1000000100000035000000357159851AD73F6659.png" xlink:type="simple" xlink:show="embed" xlink:actuate="onLoad" draw:mime-type="image/png">
                  <text:p/>
                </draw:image>
              </draw:frame>
              <draw:custom-shape draw:name="Shape 103" draw:style-name="gr6" draw:text-style-name="P6" svg:width="0.298in" svg:height="0.298in" svg:x="0.6063in" svg:y="0.0724in">
                <text:p/>
                <draw:enhanced-geometry draw:mirror-horizontal="false" draw:mirror-vertical="false" drawooo:sub-view-size="273050 273050 273050 273050" svg:viewBox="0 0 273050 273050" draw:type="ooxml-non-primitive" draw:enhanced-path="M 136499 0 L 93403 6969 55939 26370 26372 55936 6970 93405 0 136512 6970 179601 26372 217062 55939 246627 93403 266028 136499 272999 179600 266028 196696 257175 136499 257175 89574 247676 51211 221789 25323 183430 15824 136512 25323 89574 51211 51207 89574 25321 136499 15824 196699 15824 179600 6969 136499 0 Z N M 196699 15824 L 136499 15824 183419 25321 221783 51207 247674 89574 257175 136512 247674 183430 221783 221789 183419 247676 136499 257175 196696 257175 217065 246627 246629 217062 266029 179601 272999 136512 266029 93405 246629 55936 217065 26370 196699 15824 Z N"/>
              </draw:custom-shape>
              <draw:frame draw:name="image31.png" draw:style-name="gr5" draw:text-style-name="P5" svg:width="0.1543in" svg:height="0.1791in" svg:x="0.6756in" svg:y="0.1406in">
                <draw:image xlink:href="Pictures/100000010000001D00000023437964513ECF1768.png" xlink:type="simple" xlink:show="embed" xlink:actuate="onLoad" draw:mime-type="image/png">
                  <text:p/>
                </draw:image>
              </draw:frame>
            </draw:g>
          </table:table-cell>
          <table:table-cell table:style-name="ce35" office:value-type="string" calcext:value-type="string">
            <text:p><text:span text:style-name="T7">Assessments having meaning for learner; may produce information, product, service</text:span></text:p>
          </table:table-cell>
          <table:table-cell table:number-columns-repeated="1021"/>
        </table:table-row>
        <table:table-row table:style-name="ro2">
          <table:covered-table-cell table:style-name="ce7"/>
          <table:table-cell table:style-name="ce20" office:value-type="string" calcext:value-type="string">
            <text:p><text:span text:style-name="T6">Seamless and ongoing</text:span></text:p>
            <draw:frame draw:z-index="5" draw:name="image32.png" draw:style-name="gr5" draw:text-style-name="P5" svg:width="0.3937in" svg:height="0.285in" svg:x="0.1197in" svg:y="0.0646in">
              <draw:image xlink:href="Pictures/100000010000004C00000037FD0A66D09D7220D7.png" xlink:type="simple" xlink:show="embed" xlink:actuate="onLoad" draw:mime-type="image/png">
                <text:p/>
              </draw:image>
            </draw:frame>
          </table:table-cell>
          <table:table-cell table:style-name="ce36" office:value-type="string" calcext:value-type="string">
            <text:p><text:span text:style-name="T7">Assessment is transparent and integral; students learn during/through challenging and meaningful activities</text:span></text:p>
          </table:table-cell>
          <table:table-cell table:number-columns-repeated="1021"/>
        </table:table-row>
        <table:table-row table:style-name="ro3">
          <table:covered-table-cell table:style-name="ce6"/>
          <table:table-cell table:style-name="ce50" office:value-type="string" calcext:value-type="string">
            <text:p><text:span text:style-name="T6">Equitable</text:span></text:p>
            <draw:g draw:z-index="6" draw:name="Group 106">
              <draw:frame draw:name="image28.png" draw:style-name="gr5" draw:text-style-name="P5" svg:width="0.2752in" svg:height="0.2752in" svg:x="0.6165in" svg:y="0.0807in">
                <draw:image xlink:href="Pictures/1000000100000035000000357159851AD73F6659.png" xlink:type="simple" xlink:show="embed" xlink:actuate="onLoad" draw:mime-type="image/png">
                  <text:p/>
                </draw:image>
              </draw:frame>
              <draw:custom-shape draw:name="Shape 108" draw:style-name="gr6" draw:text-style-name="P6" svg:width="0.298in" svg:height="0.298in" svg:x="0.6063in" svg:y="0.0717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19 25321 221783 51206 247674 89569 257175 136499 247674 183424 221783 221788 183419 247676 136499 257175 196695 257175 217065 246626 246629 217059 266029 179595 272999 136499 266029 93398 246629 55933 217065 26369 196700 15824 Z N"/>
              </draw:custom-shape>
              <draw:frame draw:name="image33.png" draw:style-name="gr5" draw:text-style-name="P5" svg:width="0.1543in" svg:height="0.1791in" svg:x="0.6756in" svg:y="0.1398in">
                <draw:image xlink:href="Pictures/100000010000001D00000022BE4D53B2F1A2B184.png" xlink:type="simple" xlink:show="embed" xlink:actuate="onLoad" draw:mime-type="image/png">
                  <text:p/>
                </draw:image>
              </draw:frame>
            </draw:g>
          </table:table-cell>
          <table:table-cell table:style-name="ce55" office:value-type="string" calcext:value-type="string">
            <text:p><text:span text:style-name="T7">Assessment is culture fair</text:span></text:p>
          </table:table-cell>
          <table:table-cell table:number-columns-repeated="1021"/>
        </table:table-row>
        <table:table-row table:style-name="ro3">
          <table:table-cell table:style-name="ce13" office:value-type="string" calcext:value-type="string" table:number-columns-spanned="1" table:number-rows-spanned="3">
            <text:p><text:span text:style-name="T4">Learning Context</text:span></text:p>
          </table:table-cell>
          <table:table-cell table:style-name="ce24" office:value-type="string" calcext:value-type="string">
            <text:p><text:span text:style-name="T6">Collaborative</text:span></text:p>
            <draw:g draw:z-index="7" draw:name="Group 110">
              <draw:custom-shape draw:name="Shape 111" draw:style-name="gr3" draw:text-style-name="P4" svg:width="0.2898in" svg:height="0.2898in" svg:x="1.0346in" svg:y="0.0854in">
                <text:p/>
                <draw:enhanced-geometry draw:mirror-horizontal="false" draw:mirror-vertical="false" drawooo:sub-view-size="265430 265430" svg:viewBox="0 0 265430 265430" draw:type="ooxml-non-primitive" draw:enhanced-path="M 132422 0 L 107271 36370 91897 52158 84429 51193 81203 48831 75603 36880 70535 29159 66205 24828 56530 18399 45521 16256 34510 18399 24828 24828 18399 34508 16256 45516 18399 56525 24828 66205 29159 70535 36893 75590 48831 81191 51193 84416 24579 116079 0 132410 7947 144856 34378 180225 40525 184569 47993 183603 51219 181229 56819 169291 61874 161569 66205 157238 75885 150809 86894 148666 97907 150809 107594 157238 114023 166918 116166 177927 114023 188935 107594 198615 103263 202946 95529 208000 83591 213601 81229 216827 107838 248489 132422 264820 264833 132410 239687 96039 224307 80251 216839 81216 213601 83578 208013 95529 202958 103251 198628 107581 188940 114011 177928 116154 166918 114011 157238 107581 150809 97901 148666 86893 150809 75884 157238 66205 161569 61874 169303 56819 181241 51219 183603 47993 156992 16330 144867 7946 132422 0 Z N"/>
              </draw:custom-shape>
              <draw:custom-shape draw:name="Shape 112" draw:style-name="gr4" draw:text-style-name="P5" svg:width="0.2898in" svg:height="0.2898in" svg:x="1.0346in" svg:y="0.0854in">
                <text:p/>
                <draw:enhanced-geometry draw:mirror-horizontal="false" draw:mirror-vertical="false" drawooo:sub-view-size="265430 265430" svg:viewBox="0 0 265430 265430" draw:type="ooxml-non-primitive" draw:enhanced-path="M 230454 84594 L 239687 96039 248500 107830 256886 119958 264833 132410 132422 264820 96046 239679 80264 224307 80746 220560 81229 216827 83591 213601 86995 212001 95529 208000 103263 202946 107594 198615 114023 188935 116166 177927 114023 166918 107594 157238 97907 150809 86894 148666 75885 150809 66205 157238 61874 161569 56819 169291 52819 177838 51219 181229 47993 183603 44246 184086 40525 184569 7947 144856 0 132410 12452 124463 24579 116079 36370 107269 47815 98044 50711 95605 52171 91884 51689 88163 51193 84416 48831 81191 45427 79590 36893 75590 29159 70535 24828 66205 18399 56525 16256 45516 18399 34508 24828 24828 34510 18399 45521 16256 56530 18399 66205 24828 70535 29159 75603 36880 79603 45427 81203 48831 84429 51193 88163 51663 91897 52158 124474 12452 132422 0 144867 7946 180238 34366 184569 40513 184086 44259 183603 47993 181241 51219 177838 52819 169303 56819 161569 61874 157238 66205 150809 75884 148666 86893 150809 97901 157238 107581 166918 114011 177928 116154 188940 114011 213601 83578 216839 81216 220573 80721 224307 80251 228028 81711 230454 84594 Z N"/>
              </draw:custom-shape>
            </draw:g>
            <draw:g draw:z-index="8" draw:name="Group 113">
              <draw:frame draw:name="image28.png" draw:style-name="gr5" draw:text-style-name="P5" svg:width="0.2752in" svg:height="0.2752in" svg:x="0.6165in" svg:y="0.0807in">
                <draw:image xlink:href="Pictures/1000000100000035000000357159851AD73F6659.png" xlink:type="simple" xlink:show="embed" xlink:actuate="onLoad" draw:mime-type="image/png">
                  <text:p/>
                </draw:image>
              </draw:frame>
              <draw:custom-shape draw:name="Shape 115" draw:style-name="gr6" draw:text-style-name="P6" svg:width="0.298in" svg:height="0.298in" svg:x="0.6063in" svg:y="0.0717in">
                <text:p/>
                <draw:enhanced-geometry draw:mirror-horizontal="false" draw:mirror-vertical="false" drawooo:sub-view-size="273050 273050 273050 273050" svg:viewBox="0 0 273050 273050" draw:type="ooxml-non-primitive" draw:enhanced-path="M 136499 0 L 93403 6969 55939 26369 26372 55933 6970 93398 0 136499 6970 179600 26372 217065 55939 246629 93403 266029 136499 272999 179600 266029 196700 257175 136499 257175 89574 247676 51211 221788 25323 183424 15824 136499 25323 89569 51211 51206 89574 25321 136499 15824 196700 15824 179600 6969 136499 0 Z N M 196700 15824 L 136499 15824 183419 25321 221783 51206 247674 89569 257175 136499 247674 183424 221783 221788 183419 247676 136499 257175 196700 257175 217065 246629 246629 217065 266029 179600 272999 136499 266029 93398 246629 55933 217065 26369 196700 15824 Z N"/>
              </draw:custom-shape>
              <draw:frame draw:name="image34.png" draw:style-name="gr5" draw:text-style-name="P5" svg:width="0.1543in" svg:height="0.1791in" svg:x="0.6756in" svg:y="0.1402in">
                <draw:image xlink:href="Pictures/100000010000001D0000002370DC97D394E309E8.png" xlink:type="simple" xlink:show="embed" xlink:actuate="onLoad" draw:mime-type="image/png">
                  <text:p/>
                </draw:image>
              </draw:frame>
            </draw:g>
          </table:table-cell>
          <table:table-cell table:style-name="ce40" office:value-type="string" calcext:value-type="string">
            <text:p><text:span text:style-name="T7">Instruction conceptualizes students as part of learning community; students formally collaborate on important learning tasks</text:span></text:p>
          </table:table-cell>
          <table:table-cell table:number-columns-repeated="1021"/>
        </table:table-row>
        <table:table-row table:style-name="ro1">
          <table:covered-table-cell table:style-name="ce7"/>
          <table:table-cell table:style-name="ce51" office:value-type="string" calcext:value-type="string">
            <text:p><text:span text:style-name="T6">Knowledge-building</text:span></text:p>
            <draw:frame draw:z-index="9" draw:name="image35.png" draw:style-name="gr5" draw:text-style-name="P5" svg:width="0.3937in" svg:height="0.285in" svg:x="0.1197in" svg:y="0.1193in">
              <draw:image xlink:href="Pictures/100000010000004C000000378D5F21DBF12E6C0D.png" xlink:type="simple" xlink:show="embed" xlink:actuate="onLoad" draw:mime-type="image/png">
                <text:p/>
              </draw:image>
            </draw:frame>
          </table:table-cell>
          <table:table-cell table:style-name="ce41" office:value-type="string" calcext:value-type="string">
            <text:p><text:span text:style-name="T7">Learning experiences set up to bring multiple perspectives to solve problems such that each perspective contributes to shared under- standing for all; goes beyond brainstorming</text:span></text:p>
          </table:table-cell>
          <table:table-cell table:number-columns-repeated="1021"/>
        </table:table-row>
        <table:table-row table:style-name="ro2">
          <table:covered-table-cell table:style-name="ce6"/>
          <table:table-cell table:style-name="ce26" office:value-type="string" calcext:value-type="string">
            <text:p><text:span text:style-name="T6">Empathetic</text:span></text:p>
            <draw:g draw:z-index="10" draw:name="Group 118">
              <draw:custom-shape draw:name="Shape 119" draw:style-name="gr3" draw:text-style-name="P4" svg:width="0.2898in" svg:height="0.2898in" svg:x="1.0346in" svg:y="0.0799in">
                <text:p/>
                <draw:enhanced-geometry draw:mirror-horizontal="false" draw:mirror-vertical="false" drawooo:sub-view-size="265430 265430" svg:viewBox="0 0 265430 265430" draw:type="ooxml-non-primitive" draw:enhanced-path="M 132422 0 L 107271 36370 91897 52158 84429 51193 81203 48831 75603 36880 70535 29159 66205 24828 56530 18399 45521 16256 34510 18399 24828 24828 18399 34508 16256 45516 18399 56525 24828 66205 29159 70535 36893 75590 48831 81191 51193 84416 24579 116079 0 132410 7947 144862 34378 180225 40525 184569 47993 183603 51219 181229 56819 169291 61874 161569 66205 157238 75885 150809 86894 148666 97907 150809 107594 157238 114023 166918 116166 177927 114023 188935 107594 198615 103263 202946 95529 208000 83591 213601 81229 216827 107838 248489 132422 264820 264833 132410 239687 96039 224307 80251 216839 81216 213601 83578 208013 95529 202958 103251 198628 107581 188940 114011 177928 116154 166918 114011 157238 107581 150809 97901 148666 86893 150809 75884 157238 66205 161569 61874 169303 56819 181241 51219 183603 47993 156992 16330 144867 7946 132422 0 Z N"/>
              </draw:custom-shape>
              <draw:custom-shape draw:name="Shape 120" draw:style-name="gr4" draw:text-style-name="P5" svg:width="0.2898in" svg:height="0.2898in" svg:x="1.0346in" svg:y="0.0799in">
                <text:p/>
                <draw:enhanced-geometry draw:mirror-horizontal="false" draw:mirror-vertical="false" drawooo:sub-view-size="265430 265430" svg:viewBox="0 0 265430 265430" draw:type="ooxml-non-primitive" draw:enhanced-path="M 230454 84594 L 239687 96039 248500 107830 256886 119958 264833 132410 132422 264820 96046 239679 80264 224307 80746 220560 81229 216827 83591 213601 86995 212001 95529 208000 103263 202946 107594 198615 114023 188935 116166 177927 114023 166918 107594 157238 97907 150809 86894 148666 75885 150809 66205 157238 61874 161569 56819 169291 52819 177838 51219 181229 47993 183603 44246 184086 40525 184569 7947 144862 0 132410 12452 124463 24579 116079 36370 107269 47815 98044 50711 95605 52171 91884 51689 88163 51193 84416 48831 81191 45427 79590 36893 75590 29159 70535 24828 66205 18399 56525 16256 45516 18399 34508 24828 24828 34510 18399 45521 16256 56530 18399 66205 24828 70535 29159 75603 36880 79603 45427 81203 48831 84429 51193 88163 51663 91897 52158 124474 12452 132422 0 144867 7946 180238 34366 184569 40513 184086 44259 183603 47993 181241 51219 177838 52819 169303 56819 161569 61874 157238 66205 150809 75884 148666 86893 150809 97901 157238 107581 166918 114011 177928 116154 188940 114011 213601 83578 216839 81216 220573 80721 224307 80251 228028 81711 230454 84594 Z N"/>
              </draw:custom-shape>
            </draw:g>
            <draw:g draw:z-index="11" draw:name="Group 121">
              <draw:frame draw:name="image36.png" draw:style-name="gr5" draw:text-style-name="P5" svg:width="0.2752in" svg:height="0.2752in" svg:x="0.6165in" svg:y="0.0752in">
                <draw:image xlink:href="Pictures/100000010000003500000034603FAA9E8E2BEDD5.png" xlink:type="simple" xlink:show="embed" xlink:actuate="onLoad" draw:mime-type="image/png">
                  <text:p/>
                </draw:image>
              </draw:frame>
              <draw:custom-shape draw:name="Shape 123" draw:style-name="gr6" draw:text-style-name="P6" svg:width="0.298in" svg:height="0.298in" svg:x="0.6063in" svg:y="0.0661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74 51211 51211 89574 25323 136499 15824 196700 15824 179600 6969 136499 0 Z N M 196700 15824 L 136499 15824 183419 25323 221783 51211 247674 89574 257175 136499 247674 183424 221783 221788 183419 247676 136499 257175 196695 257175 217065 246626 246629 217059 266029 179595 272999 136499 266029 93398 246629 55933 217065 26369 196700 15824 Z N"/>
              </draw:custom-shape>
              <draw:frame draw:name="image37.png" draw:style-name="gr5" draw:text-style-name="P5" svg:width="0.1543in" svg:height="0.1791in" svg:x="0.6756in" svg:y="0.1343in">
                <draw:image xlink:href="Pictures/100000010000001D00000022232D7DB9D6160FB7.png" xlink:type="simple" xlink:show="embed" xlink:actuate="onLoad" draw:mime-type="image/png">
                  <text:p/>
                </draw:image>
              </draw:frame>
            </draw:g>
          </table:table-cell>
          <table:table-cell table:style-name="ce42" office:value-type="string" calcext:value-type="string">
            <text:p><text:span text:style-name="T7">Learning environment and experiences set up for valuing diversity, multiple perspectives, strengths</text:span></text:p>
          </table:table-cell>
          <table:table-cell table:number-columns-repeated="1021"/>
        </table:table-row>
        <table:table-row table:style-name="ro3">
          <table:table-cell table:style-name="ce47" office:value-type="string" calcext:value-type="string" table:number-columns-spanned="1" table:number-rows-spanned="4">
            <text:p><text:span text:style-name="T4">Student Role</text:span></text:p>
          </table:table-cell>
          <table:table-cell table:style-name="ce52" office:value-type="string" calcext:value-type="string">
            <text:p><text:span text:style-name="T6">Explorer</text:span></text:p>
            <draw:g draw:z-index="18" draw:name="Group 144">
              <draw:custom-shape draw:name="Shape 145" draw:style-name="gr3" draw:text-style-name="P4" svg:width="0.2898in" svg:height="0.2898in" svg:x="1.0346in" svg:y="0.0886in">
                <text:p/>
                <draw:enhanced-geometry draw:mirror-horizontal="false" draw:mirror-vertical="false" drawooo:sub-view-size="265430 265430" svg:viewBox="0 0 265430 265430" draw:type="ooxml-non-primitive" draw:enhanced-path="M 132422 0 L 107271 36370 91897 52158 84429 51193 81203 48831 75603 36880 70535 29159 66205 24828 56530 18399 45521 16256 34510 18399 24828 24828 18399 34508 16256 45516 18399 56525 24828 66205 29159 70535 36893 75590 48831 81191 51193 84416 24579 116085 0 132422 7947 144864 34378 180225 40525 184581 47993 183603 51219 181229 56819 169291 61874 161569 66205 157238 75885 150809 86894 148666 97907 150809 107594 157238 114023 166918 116166 177927 114023 188935 107594 198615 103263 202946 95529 208000 83591 213614 81229 216827 107838 248489 132422 264820 264833 132422 239687 96045 224307 80264 220573 80721 216839 81216 213601 83578 208013 95529 202958 103251 198628 107581 188940 114011 177928 116154 166918 114011 157238 107581 150809 97901 148666 86893 150809 75884 157238 66205 161569 61874 169303 56819 181241 51231 183603 47993 156992 16330 144867 7946 132422 0 Z N"/>
              </draw:custom-shape>
              <draw:custom-shape draw:name="Shape 146" draw:style-name="gr4" draw:text-style-name="P5" svg:width="0.2898in" svg:height="0.2898in" svg:x="1.0346in" svg:y="0.0886in">
                <text:p/>
                <draw:enhanced-geometry draw:mirror-horizontal="false" draw:mirror-vertical="false" drawooo:sub-view-size="265430 265430" svg:viewBox="0 0 265430 265430" draw:type="ooxml-non-primitive" draw:enhanced-path="M 230454 84594 L 239687 96045 248500 107837 256886 119965 264833 132422 132422 264820 96046 239679 80264 224307 80746 220573 81229 216827 83591 213614 86995 212001 95529 208000 103263 202946 107594 198615 114023 188935 116166 177927 114023 166918 107594 157238 97907 150809 86894 148666 75885 150809 66205 157238 61874 161569 56819 169291 52819 177838 51219 181229 47993 183603 44246 184086 40525 184581 7947 144864 0 132422 12452 124470 24579 116085 36370 107275 47815 98044 50711 95605 52171 91897 51689 88176 51193 84416 48831 81191 45427 79603 36893 75590 29159 70535 24828 66205 18399 56525 16256 45516 18399 34508 24828 24828 34510 18399 45521 16256 56530 18399 66205 24828 70535 29159 75603 36880 79603 45427 81203 48831 84429 51193 88163 51663 91897 52158 124474 12452 132422 0 144867 7946 180238 34366 184569 40513 184086 44272 183603 47993 181241 51231 177838 52819 169303 56819 161569 61874 157238 66205 150809 75884 148666 86893 150809 97901 157238 107581 166918 114011 177928 116154 188940 114011 213601 83578 216839 81216 220573 80721 224307 80264 228028 81711 230454 84594 Z N"/>
              </draw:custom-shape>
            </draw:g>
            <draw:g draw:z-index="19" draw:name="Group 147">
              <draw:frame draw:name="image42.png" draw:style-name="gr5" draw:text-style-name="P5" svg:width="0.2752in" svg:height="0.2752in" svg:x="0.6165in" svg:y="0.0843in">
                <draw:image xlink:href="Pictures/1000000100000035000000357159851AD73F6659.png" xlink:type="simple" xlink:show="embed" xlink:actuate="onLoad" draw:mime-type="image/png">
                  <text:p/>
                </draw:image>
              </draw:frame>
              <draw:custom-shape draw:name="Shape 149" draw:style-name="gr6" draw:text-style-name="P6" svg:width="0.298in" svg:height="0.298in" svg:x="0.6063in" svg:y="0.0752in">
                <text:p/>
                <draw:enhanced-geometry draw:mirror-horizontal="false" draw:mirror-vertical="false" drawooo:sub-view-size="273050 273050 273050 273050" svg:viewBox="0 0 273050 273050" draw:type="ooxml-non-primitive" draw:enhanced-path="M 136499 0 L 93403 6969 55939 26369 26372 55933 6970 93398 0 136499 6970 179590 26372 217054 55939 246622 93403 266027 136499 272999 179600 266027 196691 257175 136499 257175 89574 247676 51211 221788 25323 183424 15824 136499 25323 89569 51211 51206 89574 25321 136499 15824 196700 15824 179600 6969 136499 0 Z N M 196700 15824 L 136499 15824 183419 25321 221783 51206 247674 89569 257175 136499 247674 183424 221783 221788 183419 247676 136499 257175 196691 257175 217065 246622 246629 217054 266029 179590 272999 136499 266029 93398 246629 55933 217065 26369 196700 15824 Z N"/>
              </draw:custom-shape>
              <draw:frame draw:name="image43.png" draw:style-name="gr5" draw:text-style-name="P5" svg:width="0.1543in" svg:height="0.1791in" svg:x="0.6756in" svg:y="0.1433in">
                <draw:image xlink:href="Pictures/100000010000001D00000023B5FB7769023BE572.png" xlink:type="simple" xlink:show="embed" xlink:actuate="onLoad" draw:mime-type="image/png">
                  <text:p/>
                </draw:image>
              </draw:frame>
            </draw:g>
          </table:table-cell>
          <table:table-cell table:style-name="ce56" office:value-type="string" calcext:value-type="string">
            <text:p><text:span text:style-name="T7">Students have opportunities to explore new ideas/tools; push the envelope in ideas and research</text:span></text:p>
          </table:table-cell>
          <table:table-cell table:number-columns-repeated="1021"/>
        </table:table-row>
        <table:table-row table:style-name="ro7">
          <table:covered-table-cell table:style-name="ce48"/>
          <table:table-cell table:style-name="ce53" office:value-type="string" calcext:value-type="string">
            <text:p><text:span text:style-name="T6">Cognitive Apprentice</text:span></text:p>
            <draw:frame draw:z-index="14" draw:name="image39.png" draw:style-name="gr5" draw:text-style-name="P5" svg:width="0.3937in" svg:height="0.285in" svg:x="0.1197in" svg:y="0.2091in">
              <draw:image xlink:href="Pictures/100000010000004C00000036DC4FAA073003C74D.png" xlink:type="simple" xlink:show="embed" xlink:actuate="onLoad" draw:mime-type="image/png">
                <text:p/>
              </draw:image>
            </draw:frame>
            <draw:g draw:z-index="15" draw:name="Group 133">
              <draw:frame draw:name="image40.png" draw:style-name="gr5" draw:text-style-name="P5" svg:width="0.2752in" svg:height="0.2752in" svg:x="0.6165in" svg:y="0.2244in">
                <draw:image xlink:href="Pictures/1000000100000035000000356FB0E17A93DC6CB2.png" xlink:type="simple" xlink:show="embed" xlink:actuate="onLoad" draw:mime-type="image/png">
                  <text:p/>
                </draw:image>
              </draw:frame>
              <draw:custom-shape draw:name="Shape 135" draw:style-name="gr6" draw:text-style-name="P6" svg:width="0.298in" svg:height="0.298in" svg:x="0.6063in" svg:y="0.2154in">
                <text:p/>
                <draw:enhanced-geometry draw:mirror-horizontal="false" draw:mirror-vertical="false" drawooo:sub-view-size="273050 273050 273050 273050" svg:viewBox="0 0 273050 273050" draw:type="ooxml-non-primitive" draw:enhanced-path="M 136499 0 L 93403 6968 55939 26365 26372 55928 6970 93393 0 136499 6970 179594 26372 217055 55939 246618 93403 266016 136499 272986 179600 266016 196676 257175 136499 257175 89574 247674 51211 221783 25323 183419 15824 136499 25323 89567 51211 51200 89574 25310 136499 15811 196680 15811 179600 6968 136499 0 Z N M 196680 15811 L 136499 15811 183419 25310 221783 51200 247674 89567 257175 136499 247674 183419 221783 221783 183419 247674 136499 257175 196676 257175 217065 246618 246629 217055 266029 179594 272999 136499 266029 93393 246629 55928 217065 26365 196680 15811 Z N"/>
              </draw:custom-shape>
              <draw:frame draw:name="image41.png" draw:style-name="gr5" draw:text-style-name="P5" svg:width="0.1543in" svg:height="0.1791in" svg:x="0.6756in" svg:y="0.2835in">
                <draw:image xlink:href="Pictures/100000010000001D00000022E0A945C801EB5897.png" xlink:type="simple" xlink:show="embed" xlink:actuate="onLoad" draw:mime-type="image/png">
                  <text:p/>
                </draw:image>
              </draw:frame>
            </draw:g>
          </table:table-cell>
          <table:table-cell table:style-name="ce38" office:value-type="string" calcext:value-type="string">
            <text:p><text:span text:style-name="T7">Learning is situated in relationship with mentor who coaches students to develop ideas and skills that simulate the role of practic- ing professionals (i.e., engage in real research) professionals (i.e., engage in real research)</text:span></text:p>
          </table:table-cell>
          <table:table-cell table:number-columns-repeated="1021"/>
        </table:table-row>
        <table:table-row table:style-name="ro2">
          <table:covered-table-cell table:style-name="ce48"/>
          <table:table-cell table:style-name="ce21" office:value-type="string" calcext:value-type="string">
            <text:p><text:span text:style-name="T6">Teacher</text:span></text:p>
            <draw:g draw:z-index="12" draw:name="Group 125">
              <draw:custom-shape draw:name="Shape 126" draw:style-name="gr3" draw:text-style-name="P4" svg:width="0.2898in" svg:height="0.2898in" svg:x="1.0346in" svg:y="0.0843in">
                <text:p/>
                <draw:enhanced-geometry draw:mirror-horizontal="false" draw:mirror-vertical="false" drawooo:sub-view-size="265430 265430" svg:viewBox="0 0 265430 265430" draw:type="ooxml-non-primitive" draw:enhanced-path="M 132422 0 L 107271 36370 91897 52158 84429 51193 81203 48831 75603 36880 70535 29159 66205 24828 56530 18399 45521 16256 34510 18399 24828 24828 18399 34508 16256 45516 18399 56525 24828 66205 29159 70535 36893 75590 48831 81191 51193 84416 24579 116079 0 132410 7947 144860 34378 180225 40525 184556 47993 183603 51219 181229 56819 169291 61874 161569 66205 157238 75885 150809 86894 148666 97907 150809 107594 157238 114023 166918 116166 177927 114023 188935 107594 198615 103263 202946 95529 208000 83591 213601 81229 216827 107838 248489 132422 264820 264833 132410 239687 96039 224307 80251 216839 81216 213601 83578 208013 95529 202958 103251 198628 107581 188940 114011 177928 116154 166918 114011 157238 107581 150809 97901 148666 86893 150809 75884 157238 66205 161569 61874 169303 56819 181241 51206 183603 47993 156992 16330 144867 7946 132422 0 Z N"/>
              </draw:custom-shape>
              <draw:custom-shape draw:name="Shape 127" draw:style-name="gr4" draw:text-style-name="P5" svg:width="0.2898in" svg:height="0.2898in" svg:x="1.0346in" svg:y="0.0843in">
                <text:p/>
                <draw:enhanced-geometry draw:mirror-horizontal="false" draw:mirror-vertical="false" drawooo:sub-view-size="265430 265430" svg:viewBox="0 0 265430 265430" draw:type="ooxml-non-primitive" draw:enhanced-path="M 230454 84594 L 239687 96039 248500 107830 256886 119958 264833 132410 132422 264820 96046 239679 80264 224307 80746 220560 81229 216827 83591 213601 86995 212001 95529 208000 103263 202946 107594 198615 114023 188935 116166 177927 114023 166918 107594 157238 97907 150809 86894 148666 75885 150809 66205 157238 61874 161569 56819 169291 52819 177838 51219 181229 47993 183603 44246 184086 40525 184556 36804 183108 7947 144860 0 132410 12452 124463 24579 116079 36370 107269 47815 98044 50711 95605 52171 91884 51689 88163 51193 84416 48831 81191 45427 79590 36893 75590 29159 70535 24828 66205 18399 56525 16256 45516 18399 34508 24828 24828 34510 18399 45521 16256 56530 18399 66205 24828 70535 29159 75603 36880 79603 45427 81203 48831 84429 51193 88163 51663 91897 52158 124474 12452 132422 0 144867 7946 180238 34366 184569 40513 184086 44259 183603 47993 181241 51206 177838 52819 169303 56819 161569 61874 157238 66205 150809 75884 148666 86893 150809 97901 157238 107581 166918 114011 177928 116154 188940 114011 213601 83578 216839 81216 220573 80721 224307 80251 228028 81711 230454 84594 Z N"/>
              </draw:custom-shape>
            </draw:g>
            <draw:g draw:z-index="13" draw:name="Group 128">
              <draw:frame draw:name="image36.png" draw:style-name="gr5" draw:text-style-name="P5" svg:width="0.2752in" svg:height="0.2752in" svg:x="0.6165in" svg:y="0.0795in">
                <draw:image xlink:href="Pictures/100000010000003500000034603FAA9E8E2BEDD5.png" xlink:type="simple" xlink:show="embed" xlink:actuate="onLoad" draw:mime-type="image/png">
                  <text:p/>
                </draw:image>
              </draw:frame>
              <draw:custom-shape draw:name="Shape 130" draw:style-name="gr6" draw:text-style-name="P6" svg:width="0.298in" svg:height="0.298in" svg:x="0.6063in" svg:y="0.0705in">
                <text:p/>
                <draw:enhanced-geometry draw:mirror-horizontal="false" draw:mirror-vertical="false" drawooo:sub-view-size="273050 273050 273050 273050" svg:viewBox="0 0 273050 273050" draw:type="ooxml-non-primitive" draw:enhanced-path="M 136499 0 L 93403 6969 55939 26369 26372 55933 6970 93398 0 136499 6970 179595 26372 217059 55939 246626 93403 266028 136499 272999 179600 266028 196695 257175 136499 257175 89574 247676 51211 221788 25323 183424 15824 136499 25323 89569 51211 51206 89574 25321 136499 15824 196700 15824 179600 6969 136499 0 Z N M 196700 15824 L 136499 15824 183419 25321 221783 51206 247674 89569 257175 136499 247674 183424 221783 221788 183419 247676 136499 257175 196695 257175 217065 246626 246629 217059 266029 179595 272999 136499 266029 93398 246629 55933 217065 26369 196700 15824 Z N"/>
              </draw:custom-shape>
              <draw:frame draw:name="image38.png" draw:style-name="gr5" draw:text-style-name="P5" svg:width="0.1543in" svg:height="0.1791in" svg:x="0.6756in" svg:y="0.139in">
                <draw:image xlink:href="Pictures/100000010000001D00000022D770C4476139A509.png" xlink:type="simple" xlink:show="embed" xlink:actuate="onLoad" draw:mime-type="image/png">
                  <text:p/>
                </draw:image>
              </draw:frame>
            </draw:g>
          </table:table-cell>
          <table:table-cell table:style-name="ce37" office:value-type="string" calcext:value-type="string">
            <text:p><text:span text:style-name="T7">Students encouraged to teach others in formal and informal contexts</text:span></text:p>
          </table:table-cell>
          <table:table-cell table:number-columns-repeated="1021"/>
        </table:table-row>
        <table:table-row table:style-name="ro3">
          <table:covered-table-cell table:style-name="ce49"/>
          <table:table-cell table:style-name="ce54" office:value-type="string" calcext:value-type="string">
            <text:p><text:span text:style-name="T6">Producer</text:span></text:p>
            <draw:g draw:z-index="16" draw:name="Group 137">
              <draw:custom-shape draw:name="Shape 138" draw:style-name="gr3" draw:text-style-name="P4" svg:width="0.2898in" svg:height="0.2898in" svg:x="1.0346in" svg:y="0.0823in">
                <text:p/>
                <draw:enhanced-geometry draw:mirror-horizontal="false" draw:mirror-vertical="false" drawooo:sub-view-size="265430 265430" svg:viewBox="0 0 265430 265430" draw:type="ooxml-non-primitive" draw:enhanced-path="M 132422 0 L 107271 36358 91897 52146 84429 51181 81203 48818 75603 36868 70535 29146 66205 24815 56530 18386 45521 16243 34510 18386 24828 24815 18399 34495 16256 45504 18399 56512 24828 66192 29159 70523 36893 75590 45427 79578 48831 81191 51193 84404 52171 91871 50711 95592 12452 124450 0 132397 7947 144844 34378 180225 40525 184556 47993 183591 51219 181216 56819 169278 61874 161556 66205 157226 75885 150796 86894 148653 97907 150796 107594 157226 114023 166905 116166 177914 114023 188922 107594 198602 103263 202933 95529 207987 83591 213588 81229 216814 107838 248483 132422 264820 264833 132397 239687 96028 224307 80238 216839 81203 213601 83566 208013 95516 202958 103238 198628 107569 188940 113998 177928 116141 166918 113998 157238 107569 150809 97889 148666 86880 150809 75872 157238 66192 161569 61861 169303 56807 177838 52819 181241 51206 183603 47980 184569 40500 183121 36779 180238 34353 168786 25133 156992 16324 144867 7941 132422 0 Z N"/>
              </draw:custom-shape>
              <draw:custom-shape draw:name="Shape 139" draw:style-name="gr4" draw:text-style-name="P5" svg:width="0.2898in" svg:height="0.2898in" svg:x="1.0346in" svg:y="0.0823in">
                <text:p/>
                <draw:enhanced-geometry draw:mirror-horizontal="false" draw:mirror-vertical="false" drawooo:sub-view-size="265430 265430" svg:viewBox="0 0 265430 265430" draw:type="ooxml-non-primitive" draw:enhanced-path="M 230454 84582 L 239687 96028 248500 107823 256886 119950 264833 132397 132422 264820 96046 239669 80264 224294 80746 220548 81229 216814 83591 213588 86995 212001 95529 207987 103263 202933 107594 198602 114023 188922 116166 177914 114023 166905 107594 157226 97907 150796 86894 148653 75885 150796 66205 157226 61874 161556 56819 169278 52819 177825 51219 181216 47993 183591 44246 184073 40525 184556 7947 144844 0 132397 12452 124450 24579 116066 36370 107256 47815 98031 50711 95592 52171 91871 51689 88150 51193 84404 48831 81191 45427 79578 36893 75590 29159 70523 24828 66192 18399 56512 16256 45504 18399 34495 24828 24815 34510 18386 45521 16243 56530 18386 66205 24815 70535 29146 75603 36868 79603 45427 81203 48818 84429 51181 88163 51663 91897 52146 124474 12444 132422 0 144867 7941 180238 34353 184569 40500 184086 44246 183603 47980 181241 51206 177838 52819 169303 56807 161569 61861 157238 66192 150809 75872 148666 86880 150809 97889 157238 107569 166918 113998 177928 116141 188940 113998 213601 83566 216839 81203 220573 80708 224307 80238 228028 81711 230454 84582 Z N"/>
              </draw:custom-shape>
            </draw:g>
            <draw:g draw:z-index="17" draw:name="Group 140">
              <draw:frame draw:name="image42.png" draw:style-name="gr5" draw:text-style-name="P5" svg:width="0.2752in" svg:height="0.2752in" svg:x="0.6165in" svg:y="0.0776in">
                <draw:image xlink:href="Pictures/1000000100000035000000357159851AD73F6659.png" xlink:type="simple" xlink:show="embed" xlink:actuate="onLoad" draw:mime-type="image/png">
                  <text:p/>
                </draw:image>
              </draw:frame>
              <draw:custom-shape draw:name="Shape 142" draw:style-name="gr6" draw:text-style-name="P6" svg:width="0.298in" svg:height="0.298in" svg:x="0.6063in" svg:y="0.0685in">
                <text:p/>
                <draw:enhanced-geometry draw:mirror-horizontal="false" draw:mirror-vertical="false" drawooo:sub-view-size="273050 273050 273050 273050" svg:viewBox="0 0 273050 273050" draw:type="ooxml-non-primitive" draw:enhanced-path="M 136499 0 L 93403 6968 55939 26364 26372 55925 6970 93387 0 136486 6970 179587 26372 217052 55939 246617 93403 266016 136499 272986 179600 266016 196675 257175 136499 257175 89574 247674 51211 221781 25323 183414 15824 136486 25323 89561 51211 51198 89574 25310 136499 15811 196681 15811 179600 6968 136499 0 Z N M 196681 15811 L 136499 15811 183419 25310 221783 51198 247674 89561 257175 136486 247674 183414 221783 221781 183419 247674 136499 257175 196675 257175 217065 246617 246629 217052 266029 179587 272999 136486 266029 93387 246629 55925 217065 26364 196681 15811 Z N"/>
              </draw:custom-shape>
              <draw:frame draw:name="image43.png" draw:style-name="gr5" draw:text-style-name="P5" svg:width="0.1543in" svg:height="0.1791in" svg:x="0.6756in" svg:y="0.1366in">
                <draw:image xlink:href="Pictures/100000010000001D00000023B5FB7769023BE572.png" xlink:type="simple" xlink:show="embed" xlink:actuate="onLoad" draw:mime-type="image/png">
                  <text:p/>
                </draw:image>
              </draw:frame>
            </draw:g>
          </table:table-cell>
          <table:table-cell table:style-name="ce57" office:value-type="string" calcext:value-type="string">
            <text:p><text:span text:style-name="T7">Students develop products of real use to themselves and others; demonstrated learning</text:span></text:p>
          </table:table-cell>
          <table:table-cell table:number-columns-repeated="1021"/>
        </table:table-row>
        <table:table-row table:style-name="ro6" table:number-rows-repeated="104856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libri1" svg:font-family="Calibri" style:font-family-generic="swiss"/>
    <style:font-face style:name="Century Gothic" svg:font-family="'Century Gothic'"/>
    <style:font-face style:name="Century Gothic1" svg:font-family="'Century Gothic'"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ce style:name="Trebuchet MS" svg:font-family="'Trebuchet MS'"/>
    <style:font-face style:name="Trebuchet MS1" svg:font-family="'Trebuchet MS'" style:font-family-generic="swiss"/>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43">
      <number:scientific-number number:decimal-places="1" number:min-decimal-places="1" number:min-integer-digits="1" number:min-exponent-digits="1" number:exponent-interval="3" number:forced-exponent-sign="true"/>
    </number:number-style>
    <number:time-style style:name="N142">
      <number:minutes number:style="long"/>
      <number:text>:</number:text>
      <number:seconds number:style="long" number:decimal-places="1"/>
    </number:time-style>
    <number:time-style style:name="N141" number:truncate-on-overflow="false">
      <number:hours/>
      <number:text>:</number:text>
      <number:minutes number:style="long"/>
      <number:text>:</number:text>
      <number:seconds number:style="long"/>
    </number:time-style>
    <number:time-style style:name="N140">
      <number:minutes number:style="long"/>
      <number:text>:</number:text>
      <number:seconds number:style="long"/>
    </number:time-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Times New Roman" fo:font-family="'Times New Roman'" style:font-name-complex="Times New Roman" style:font-family-complex="'Times New Roman'"/>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PageStyle_5f_Table_20_2" style:display-name="PageStyle_Table 2" style:page-layout-name="Mpm1">
      <style:header style:display="false"/>
      <style:header-left style:display="false"/>
      <style:header-first style:display="false"/>
      <style:footer style:display="false"/>
      <style:footer-left style:display="false"/>
      <style:footer-first style:display="false"/>
    </style:master-page>
    <style:master-page style:name="PageStyle_5f_Table_20_1" style:display-name="PageStyle_Table 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3T08:07:06</meta:creation-date>
    <dc:date>2024-05-23T08:07:06</dc:date>
    <meta:generator>LibreOffice/7.3.7.2$Linux_X86_64 LibreOffice_project/30$Build-2</meta:generator>
    <meta:document-statistic meta:table-count="2" meta:cell-count="70" meta:object-count="50"/>
    <meta:user-defined meta:name="AppVersion">12.0000</meta:user-defined>
    <meta:user-defined meta:name="Created" meta:value-type="date">2024-05-23T00:00:00</meta:user-defined>
    <meta:user-defined meta:name="Creator">pdftk-java 3.2.2</meta:user-defined>
    <meta:user-defined meta:name="LastSaved" meta:value-type="date">2024-05-23T00:00:00</meta:user-defined>
    <meta:user-defined meta:name="Producer" meta:value-type="string">GPL Ghostscript 9.20</meta:user-defined>
  </office:meta>
</office:document-meta>
</file>